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Load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cost_inc">
            <text:p>cost_inc</text:p>
          </table:table-cell>
          <table:table-cell table:style-name="pd1" office:value-type="string" office:value="cost_dec">
            <text:p>cost_dec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5290138501678275">
            <text:p>0.5290138501678275</text:p>
          </table:table-cell>
          <table:table-cell office:value-type="float" office:value="0.5139624387282022">
            <text:p>0.5139624387282022</text:p>
          </table:table-cell>
          <table:table-cell office:value-type="float" office:value="0.4334877357091106">
            <text:p>0.4334877357091106</text:p>
          </table:table-cell>
          <table:table-cell office:value-type="float" office:value="0.41629526118980215">
            <text:p>0.41629526118980215</text:p>
          </table:table-cell>
          <table:table-cell office:value-type="float" office:value="0.36285635031977437">
            <text:p>0.36285635031977437</text:p>
          </table:table-cell>
          <table:table-cell office:value-type="float" office:value="0.3785001777529349">
            <text:p>0.3785001777529349</text:p>
          </table:table-cell>
          <table:table-cell office:value-type="float" office:value="0.44773359809901164">
            <text:p>0.44773359809901164</text:p>
          </table:table-cell>
          <table:table-cell office:value-type="float" office:value="0.2180235643436802">
            <text:p>0.2180235643436802</text:p>
          </table:table-cell>
          <table:table-cell office:value-type="float" office:value="0.23105210830328116">
            <text:p>0.23105210830328116</text:p>
          </table:table-cell>
          <table:table-cell office:value-type="float" office:value="0.25888118748245675">
            <text:p>0.25888118748245675</text:p>
          </table:table-cell>
          <table:table-cell office:value-type="float" office:value="0.23473307265382667">
            <text:p>0.23473307265382667</text:p>
          </table:table-cell>
          <table:table-cell office:value-type="float" office:value="0.23406361806562748">
            <text:p>0.23406361806562748</text:p>
          </table:table-cell>
          <table:table-cell office:value-type="float" office:value="0.24539164994343285">
            <text:p>0.24539164994343285</text:p>
          </table:table-cell>
          <table:table-cell office:value-type="float" office:value="0.24638782251407862">
            <text:p>0.24638782251407862</text:p>
          </table:table-cell>
          <table:table-cell office:value-type="float" office:value="0.2383385585600939">
            <text:p>0.2383385585600939</text:p>
          </table:table-cell>
          <table:table-cell office:value-type="float" office:value="0.2482850653377302">
            <text:p>0.2482850653377302</text:p>
          </table:table-cell>
          <table:table-cell office:value-type="float" office:value="0.25673733312938474">
            <text:p>0.25673733312938474</text:p>
          </table:table-cell>
          <table:table-cell office:value-type="float" office:value="0.29296721956756033">
            <text:p>0.29296721956756033</text:p>
          </table:table-cell>
          <table:table-cell office:value-type="float" office:value="0.261244212502067">
            <text:p>0.261244212502067</text:p>
          </table:table-cell>
          <table:table-cell office:value-type="float" office:value="0.25601383426021845">
            <text:p>0.25601383426021845</text:p>
          </table:table-cell>
          <table:table-cell office:value-type="float" office:value="0.26767277124512023">
            <text:p>0.26767277124512023</text:p>
          </table:table-cell>
          <table:table-cell office:value-type="float" office:value="0.2553553232280097">
            <text:p>0.2553553232280097</text:p>
          </table:table-cell>
          <table:table-cell office:value-type="float" office:value="0.47356403985254564">
            <text:p>0.47356403985254564</text:p>
          </table:table-cell>
          <table:table-cell office:value-type="float" office:value="0.49595471321843176">
            <text:p>0.49595471321843176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29775146347119136">
            <text:p>0.29775146347119136</text:p>
          </table:table-cell>
          <table:table-cell office:value-type="float" office:value="0.2842213868917419">
            <text:p>0.2842213868917419</text:p>
          </table:table-cell>
          <table:table-cell office:value-type="float" office:value="0.27927575285514444">
            <text:p>0.27927575285514444</text:p>
          </table:table-cell>
          <table:table-cell office:value-type="float" office:value="0.2702797698872555">
            <text:p>0.2702797698872555</text:p>
          </table:table-cell>
          <table:table-cell office:value-type="float" office:value="0.26630984648778167">
            <text:p>0.26630984648778167</text:p>
          </table:table-cell>
          <table:table-cell office:value-type="float" office:value="0.26458504648985876">
            <text:p>0.26458504648985876</text:p>
          </table:table-cell>
          <table:table-cell office:value-type="float" office:value="0.2867180932717136">
            <text:p>0.2867180932717136</text:p>
          </table:table-cell>
          <table:table-cell office:value-type="float" office:value="0.3367277017221227">
            <text:p>0.3367277017221227</text:p>
          </table:table-cell>
          <table:table-cell office:value-type="float" office:value="0.382577344220095">
            <text:p>0.382577344220095</text:p>
          </table:table-cell>
          <table:table-cell office:value-type="float" office:value="0.4047713356827279">
            <text:p>0.4047713356827279</text:p>
          </table:table-cell>
          <table:table-cell office:value-type="float" office:value="0.4148110037557422">
            <text:p>0.4148110037557422</text:p>
          </table:table-cell>
          <table:table-cell office:value-type="float" office:value="0.41893325906992646">
            <text:p>0.41893325906992646</text:p>
          </table:table-cell>
          <table:table-cell office:value-type="float" office:value="0.42024681651515405">
            <text:p>0.42024681651515405</text:p>
          </table:table-cell>
          <table:table-cell office:value-type="float" office:value="0.416283029285885">
            <text:p>0.416283029285885</text:p>
          </table:table-cell>
          <table:table-cell office:value-type="float" office:value="0.4111840505686215">
            <text:p>0.4111840505686215</text:p>
          </table:table-cell>
          <table:table-cell office:value-type="float" office:value="0.4084264675932194">
            <text:p>0.4084264675932194</text:p>
          </table:table-cell>
          <table:table-cell office:value-type="float" office:value="0.414346084607366">
            <text:p>0.414346084607366</text:p>
          </table:table-cell>
          <table:table-cell office:value-type="float" office:value="0.43278325054260847">
            <text:p>0.43278325054260847</text:p>
          </table:table-cell>
          <table:table-cell office:value-type="float" office:value="0.44315570159394607">
            <text:p>0.44315570159394607</text:p>
          </table:table-cell>
          <table:table-cell office:value-type="float" office:value="0.43813720798296846">
            <text:p>0.43813720798296846</text:p>
          </table:table-cell>
          <table:table-cell office:value-type="float" office:value="0.42440606757397437">
            <text:p>0.42440606757397437</text:p>
          </table:table-cell>
          <table:table-cell office:value-type="float" office:value="0.40577873993683355">
            <text:p>0.40577873993683355</text:p>
          </table:table-cell>
          <table:table-cell office:value-type="float" office:value="0.3771843059287178">
            <text:p>0.3771843059287178</text:p>
          </table:table-cell>
          <table:table-cell office:value-type="float" office:value="0.33510936129853885">
            <text:p>0.33510936129853885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431433160613619">
            <text:p>0.431433160613619</text:p>
          </table:table-cell>
          <table:table-cell office:value-type="float" office:value="0.4118284754377193">
            <text:p>0.4118284754377193</text:p>
          </table:table-cell>
          <table:table-cell office:value-type="float" office:value="0.4046623963905414">
            <text:p>0.4046623963905414</text:p>
          </table:table-cell>
          <table:table-cell office:value-type="float" office:value="0.3916274802245014">
            <text:p>0.3916274802245014</text:p>
          </table:table-cell>
          <table:table-cell office:value-type="float" office:value="0.38587517734860116">
            <text:p>0.38587517734860116</text:p>
          </table:table-cell>
          <table:table-cell office:value-type="float" office:value="0.383375992606215">
            <text:p>0.383375992606215</text:p>
          </table:table-cell>
          <table:table-cell office:value-type="float" office:value="0.41544612994755065">
            <text:p>0.41544612994755065</text:p>
          </table:table-cell>
          <table:table-cell office:value-type="float" office:value="0.4879085896892385">
            <text:p>0.4879085896892385</text:p>
          </table:table-cell>
          <table:table-cell office:value-type="float" office:value="0.5543433804549889">
            <text:p>0.5543433804549889</text:p>
          </table:table-cell>
          <table:table-cell office:value-type="float" office:value="0.5865018248559908">
            <text:p>0.5865018248559908</text:p>
          </table:table-cell>
          <table:table-cell office:value-type="float" office:value="0.6010490102090251">
            <text:p>0.6010490102090251</text:p>
          </table:table-cell>
          <table:table-cell office:value-type="float" office:value="0.6070220375732612">
            <text:p>0.6070220375732612</text:p>
          </table:table-cell>
          <table:table-cell office:value-type="float" office:value="0.6089253438866372">
            <text:p>0.6089253438866372</text:p>
          </table:table-cell>
          <table:table-cell office:value-type="float" office:value="0.6031819321418657">
            <text:p>0.6031819321418657</text:p>
          </table:table-cell>
          <table:table-cell office:value-type="float" office:value="0.5957936611381089">
            <text:p>0.5957936611381089</text:p>
          </table:table-cell>
          <table:table-cell office:value-type="float" office:value="0.5917980040727747">
            <text:p>0.5917980040727747</text:p>
          </table:table-cell>
          <table:table-cell office:value-type="float" office:value="0.600375355963047">
            <text:p>0.600375355963047</text:p>
          </table:table-cell>
          <table:table-cell office:value-type="float" office:value="0.6270902700711641">
            <text:p>0.6270902700711641</text:p>
          </table:table-cell>
          <table:table-cell office:value-type="float" office:value="0.642119648225074">
            <text:p>0.642119648225074</text:p>
          </table:table-cell>
          <table:table-cell office:value-type="float" office:value="0.6348479977859405">
            <text:p>0.6348479977859405</text:p>
          </table:table-cell>
          <table:table-cell office:value-type="float" office:value="0.6149519770026358">
            <text:p>0.6149519770026358</text:p>
          </table:table-cell>
          <table:table-cell office:value-type="float" office:value="0.58796152415116">
            <text:p>0.58796152415116</text:p>
          </table:table-cell>
          <table:table-cell office:value-type="float" office:value="0.5465290257302999">
            <text:p>0.5465290257302999</text:p>
          </table:table-cell>
          <table:table-cell office:value-type="float" office:value="0.48556366175586807">
            <text:p>0.48556366175586807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1963933813231437">
            <text:p>0.1963933813231437</text:p>
          </table:table-cell>
          <table:table-cell office:value-type="float" office:value="0.18746910112642692">
            <text:p>0.18746910112642692</text:p>
          </table:table-cell>
          <table:table-cell office:value-type="float" office:value="0.1842070187846288">
            <text:p>0.1842070187846288</text:p>
          </table:table-cell>
          <table:table-cell office:value-type="float" office:value="0.17827337368078158">
            <text:p>0.17827337368078158</text:p>
          </table:table-cell>
          <table:table-cell office:value-type="float" office:value="0.17565485865846273">
            <text:p>0.17565485865846273</text:p>
          </table:table-cell>
          <table:table-cell office:value-type="float" office:value="0.17451720076167487">
            <text:p>0.17451720076167487</text:p>
          </table:table-cell>
          <table:table-cell office:value-type="float" office:value="0.18911589944075682">
            <text:p>0.18911589944075682</text:p>
          </table:table-cell>
          <table:table-cell office:value-type="float" office:value="0.22210165201346516">
            <text:p>0.22210165201346516</text:p>
          </table:table-cell>
          <table:table-cell office:value-type="float" office:value="0.25234353971960277">
            <text:p>0.25234353971960277</text:p>
          </table:table-cell>
          <table:table-cell office:value-type="float" office:value="0.26698243679701505">
            <text:p>0.26698243679701505</text:p>
          </table:table-cell>
          <table:table-cell office:value-type="float" office:value="0.273604484384069">
            <text:p>0.273604484384069</text:p>
          </table:table-cell>
          <table:table-cell office:value-type="float" office:value="0.27632347575489835">
            <text:p>0.27632347575489835</text:p>
          </table:table-cell>
          <table:table-cell office:value-type="float" office:value="0.2771898828758667">
            <text:p>0.2771898828758667</text:p>
          </table:table-cell>
          <table:table-cell office:value-type="float" office:value="0.27457541519961665">
            <text:p>0.27457541519961665</text:p>
          </table:table-cell>
          <table:table-cell office:value-type="float" office:value="0.27121218850073325">
            <text:p>0.27121218850073325</text:p>
          </table:table-cell>
          <table:table-cell office:value-type="float" office:value="0.26939331903656727">
            <text:p>0.26939331903656727</text:p>
          </table:table-cell>
          <table:table-cell office:value-type="float" office:value="0.27329782915380796">
            <text:p>0.27329782915380796</text:p>
          </table:table-cell>
          <table:table-cell office:value-type="float" office:value="0.2854587680718744">
            <text:p>0.2854587680718744</text:p>
          </table:table-cell>
          <table:table-cell office:value-type="float" office:value="0.29230031541754603">
            <text:p>0.29230031541754603</text:p>
          </table:table-cell>
          <table:table-cell office:value-type="float" office:value="0.2889901757530141">
            <text:p>0.2889901757530141</text:p>
          </table:table-cell>
          <table:table-cell office:value-type="float" office:value="0.27993327620697295">
            <text:p>0.27993327620697295</text:p>
          </table:table-cell>
          <table:table-cell office:value-type="float" office:value="0.2676469088554107">
            <text:p>0.2676469088554107</text:p>
          </table:table-cell>
          <table:table-cell office:value-type="float" office:value="0.24878635476641792">
            <text:p>0.24878635476641792</text:p>
          </table:table-cell>
          <table:table-cell office:value-type="float" office:value="0.2210342136062306">
            <text:p>0.2210342136062306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37607655050348215">
            <text:p>0.37607655050348215</text:p>
          </table:table-cell>
          <table:table-cell office:value-type="float" office:value="0.35898731618460633">
            <text:p>0.35898731618460633</text:p>
          </table:table-cell>
          <table:table-cell office:value-type="float" office:value="0.35274070712733185">
            <text:p>0.35274070712733185</text:p>
          </table:table-cell>
          <table:table-cell office:value-type="float" office:value="0.34137828356940625">
            <text:p>0.34137828356940625</text:p>
          </table:table-cell>
          <table:table-cell office:value-type="float" office:value="0.33636405095932315">
            <text:p>0.33636405095932315</text:p>
          </table:table-cell>
          <table:table-cell office:value-type="float" office:value="0.3341855332588049">
            <text:p>0.3341855332588049</text:p>
          </table:table-cell>
          <table:table-cell office:value-type="float" office:value="0.3621407942970346">
            <text:p>0.3621407942970346</text:p>
          </table:table-cell>
          <table:table-cell office:value-type="float" office:value="0.42530569303104054">
            <text:p>0.42530569303104054</text:p>
          </table:table-cell>
          <table:table-cell office:value-type="float" office:value="0.4832163249098448">
            <text:p>0.4832163249098448</text:p>
          </table:table-cell>
          <table:table-cell office:value-type="float" office:value="0.5112485624473715">
            <text:p>0.5112485624473715</text:p>
          </table:table-cell>
          <table:table-cell office:value-type="float" office:value="0.5239292179614786">
            <text:p>0.5239292179614786</text:p>
          </table:table-cell>
          <table:table-cell office:value-type="float" office:value="0.5291358541968811">
            <text:p>0.5291358541968811</text:p>
          </table:table-cell>
          <table:table-cell office:value-type="float" office:value="0.5307949498302986">
            <text:p>0.5307949498302986</text:p>
          </table:table-cell>
          <table:table-cell office:value-type="float" office:value="0.525788467542236">
            <text:p>0.525788467542236</text:p>
          </table:table-cell>
          <table:table-cell office:value-type="float" office:value="0.5193481756802804">
            <text:p>0.5193481756802804</text:p>
          </table:table-cell>
          <table:table-cell office:value-type="float" office:value="0.5158651960131907">
            <text:p>0.5158651960131907</text:p>
          </table:table-cell>
          <table:table-cell office:value-type="float" office:value="0.5233419993881555">
            <text:p>0.5233419993881555</text:p>
          </table:table-cell>
          <table:table-cell office:value-type="float" office:value="0.5466291587026797">
            <text:p>0.5466291587026797</text:p>
          </table:table-cell>
          <table:table-cell office:value-type="float" office:value="0.5597301375061997">
            <text:p>0.5597301375061997</text:p>
          </table:table-cell>
          <table:table-cell office:value-type="float" office:value="0.5533915027806553">
            <text:p>0.5533915027806553</text:p>
          </table:table-cell>
          <table:table-cell office:value-type="float" office:value="0.536048313735362">
            <text:p>0.536048313735362</text:p>
          </table:table-cell>
          <table:table-cell office:value-type="float" office:value="0.5125209696840304">
            <text:p>0.5125209696840304</text:p>
          </table:table-cell>
          <table:table-cell office:value-type="float" office:value="0.4764046195576369">
            <text:p>0.4764046195576369</text:p>
          </table:table-cell>
          <table:table-cell office:value-type="float" office:value="0.42326163965529523">
            <text:p>0.42326163965529523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3134293845163703">
            <text:p>0.3134293845163703</text:p>
          </table:table-cell>
          <table:table-cell office:value-type="float" office:value="0.29918689003685334">
            <text:p>0.29918689003685334</text:p>
          </table:table-cell>
          <table:table-cell office:value-type="float" office:value="0.2939808466674517">
            <text:p>0.2939808466674517</text:p>
          </table:table-cell>
          <table:table-cell office:value-type="float" office:value="0.2845111857231394">
            <text:p>0.2845111857231394</text:p>
          </table:table-cell>
          <table:table-cell office:value-type="float" office:value="0.28033222843719247">
            <text:p>0.28033222843719247</text:p>
          </table:table-cell>
          <table:table-cell office:value-type="float" office:value="0.2785166101511881">
            <text:p>0.2785166101511881</text:p>
          </table:table-cell>
          <table:table-cell office:value-type="float" office:value="0.30181505896294286">
            <text:p>0.30181505896294286</text:p>
          </table:table-cell>
          <table:table-cell office:value-type="float" office:value="0.35445789273370965">
            <text:p>0.35445789273370965</text:p>
          </table:table-cell>
          <table:table-cell office:value-type="float" office:value="0.4027217200912725">
            <text:p>0.4027217200912725</text:p>
          </table:table-cell>
          <table:table-cell office:value-type="float" office:value="0.4260843225886655">
            <text:p>0.4260843225886655</text:p>
          </table:table-cell>
          <table:table-cell office:value-type="float" office:value="0.4366526232384394">
            <text:p>0.4366526232384394</text:p>
          </table:table-cell>
          <table:table-cell office:value-type="float" office:value="0.4409919333828186">
            <text:p>0.4409919333828186</text:p>
          </table:table-cell>
          <table:table-cell office:value-type="float" office:value="0.4423746553912493">
            <text:p>0.4423746553912493</text:p>
          </table:table-cell>
          <table:table-cell office:value-type="float" office:value="0.43820215737179335">
            <text:p>0.43820215737179335</text:p>
          </table:table-cell>
          <table:table-cell office:value-type="float" office:value="0.4328346950514323">
            <text:p>0.4328346950514323</text:p>
          </table:table-cell>
          <table:table-cell office:value-type="float" office:value="0.42993191323247243">
            <text:p>0.42993191323247243</text:p>
          </table:table-cell>
          <table:table-cell office:value-type="float" office:value="0.43616322405689906">
            <text:p>0.43616322405689906</text:p>
          </table:table-cell>
          <table:table-cell office:value-type="float" office:value="0.4555711876784381">
            <text:p>0.4555711876784381</text:p>
          </table:table-cell>
          <table:table-cell office:value-type="float" office:value="0.4664897937905509">
            <text:p>0.4664897937905509</text:p>
          </table:table-cell>
          <table:table-cell office:value-type="float" office:value="0.46120705447047905">
            <text:p>0.46120705447047905</text:p>
          </table:table-cell>
          <table:table-cell office:value-type="float" office:value="0.4467529092685519">
            <text:p>0.4467529092685519</text:p>
          </table:table-cell>
          <table:table-cell office:value-type="float" office:value="0.4271447710971049">
            <text:p>0.4271447710971049</text:p>
          </table:table-cell>
          <table:table-cell office:value-type="float" office:value="0.39704471466992713">
            <text:p>0.39704471466992713</text:p>
          </table:table-cell>
          <table:table-cell office:value-type="float" office:value="0.3527543395857649">
            <text:p>0.3527543395857649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6811185698516498">
            <text:p>0.6811185698516498</text:p>
          </table:table-cell>
          <table:table-cell office:value-type="float" office:value="0.6501679699709884">
            <text:p>0.6501679699709884</text:p>
          </table:table-cell>
          <table:table-cell office:value-type="float" office:value="0.6388546311791469">
            <text:p>0.6388546311791469</text:p>
          </table:table-cell>
          <table:table-cell office:value-type="float" office:value="0.6182759546478335">
            <text:p>0.6182759546478335</text:p>
          </table:table-cell>
          <table:table-cell office:value-type="float" office:value="0.6091945935799576">
            <text:p>0.6091945935799576</text:p>
          </table:table-cell>
          <table:table-cell office:value-type="float" office:value="0.6052490435088703">
            <text:p>0.6052490435088703</text:p>
          </table:table-cell>
          <table:table-cell office:value-type="float" office:value="0.655879287252324">
            <text:p>0.655879287252324</text:p>
          </table:table-cell>
          <table:table-cell office:value-type="float" office:value="0.7702782983922961">
            <text:p>0.7702782983922961</text:p>
          </table:table-cell>
          <table:table-cell office:value-type="float" office:value="0.8751612184033679">
            <text:p>0.8751612184033679</text:p>
          </table:table-cell>
          <table:table-cell office:value-type="float" office:value="0.9259308755801848">
            <text:p>0.9259308755801848</text:p>
          </table:table-cell>
          <table:table-cell office:value-type="float" office:value="0.9488970241927149">
            <text:p>0.9488970241927149</text:p>
          </table:table-cell>
          <table:table-cell office:value-type="float" office:value="0.958326850704489">
            <text:p>0.958326850704489</text:p>
          </table:table-cell>
          <table:table-cell office:value-type="float" office:value="0.9613316667281635">
            <text:p>0.9613316667281635</text:p>
          </table:table-cell>
          <table:table-cell office:value-type="float" office:value="0.9522643423989352">
            <text:p>0.9522643423989352</text:p>
          </table:table-cell>
          <table:table-cell office:value-type="float" office:value="0.9406002214199215">
            <text:p>0.9406002214199215</text:p>
          </table:table-cell>
          <table:table-cell office:value-type="float" office:value="0.9342921383275443">
            <text:p>0.9342921383275443</text:p>
          </table:table-cell>
          <table:table-cell office:value-type="float" office:value="0.947833502751889">
            <text:p>0.947833502751889</text:p>
          </table:table-cell>
          <table:table-cell office:value-type="float" office:value="0.9900092689010441">
            <text:p>0.9900092689010441</text:p>
          </table:table-cell>
          <table:table-cell office:value-type="float" office:value="1.0137366720969205">
            <text:p>1.0137366720969205</text:p>
          </table:table-cell>
          <table:table-cell office:value-type="float" office:value="1.0022566640685162">
            <text:p>1.0022566640685162</text:p>
          </table:table-cell>
          <table:table-cell office:value-type="float" office:value="0.9708461225088726">
            <text:p>0.9708461225088726</text:p>
          </table:table-cell>
          <table:table-cell office:value-type="float" office:value="0.9282353537406611">
            <text:p>0.9282353537406611</text:p>
          </table:table-cell>
          <table:table-cell office:value-type="float" office:value="0.8628244242014029">
            <text:p>0.8628244242014029</text:p>
          </table:table-cell>
          <table:table-cell office:value-type="float" office:value="0.7665762789227916">
            <text:p>0.7665762789227916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7463111262178754">
            <text:p>0.7463111262178754</text:p>
          </table:table-cell>
          <table:table-cell office:value-type="float" office:value="0.7213855440481126">
            <text:p>0.7213855440481126</text:p>
          </table:table-cell>
          <table:table-cell office:value-type="float" office:value="0.637301546243483">
            <text:p>0.637301546243483</text:p>
          </table:table-cell>
          <table:table-cell office:value-type="float" office:value="0.6135438559850952">
            <text:p>0.6135438559850952</text:p>
          </table:table-cell>
          <table:table-cell office:value-type="float" office:value="0.5572077182441186">
            <text:p>0.5572077182441186</text:p>
          </table:table-cell>
          <table:table-cell office:value-type="float" office:value="0.5715927967297152">
            <text:p>0.5715927967297152</text:p>
          </table:table-cell>
          <table:table-cell office:value-type="float" office:value="0.6569787851280754">
            <text:p>0.6569787851280754</text:p>
          </table:table-cell>
          <table:table-cell office:value-type="float" office:value="0.46376547103926224">
            <text:p>0.46376547103926224</text:p>
          </table:table-cell>
          <table:table-cell office:value-type="float" office:value="0.510254815851122">
            <text:p>0.510254815851122</text:p>
          </table:table-cell>
          <table:table-cell office:value-type="float" office:value="0.5542809401540557">
            <text:p>0.5542809401540557</text:p>
          </table:table-cell>
          <table:table-cell office:value-type="float" office:value="0.5374597163481586">
            <text:p>0.5374597163481586</text:p>
          </table:table-cell>
          <table:table-cell office:value-type="float" office:value="0.5397986595710476">
            <text:p>0.5397986595710476</text:p>
          </table:table-cell>
          <table:table-cell office:value-type="float" office:value="0.5520853179874278">
            <text:p>0.5520853179874278</text:p>
          </table:table-cell>
          <table:table-cell office:value-type="float" office:value="0.5501887418282412">
            <text:p>0.5501887418282412</text:p>
          </table:table-cell>
          <table:table-cell office:value-type="float" office:value="0.5384182730379081">
            <text:p>0.5384182730379081</text:p>
          </table:table-cell>
          <table:table-cell office:value-type="float" office:value="0.5463523118933015">
            <text:p>0.5463523118933015</text:p>
          </table:table-cell>
          <table:table-cell office:value-type="float" office:value="0.5591246815492359">
            <text:p>0.5591246815492359</text:p>
          </table:table-cell>
          <table:table-cell office:value-type="float" office:value="0.6088099038205401">
            <text:p>0.6088099038205401</text:p>
          </table:table-cell>
          <table:table-cell office:value-type="float" office:value="0.5846566508484178">
            <text:p>0.5846566508484178</text:p>
          </table:table-cell>
          <table:table-cell office:value-type="float" office:value="0.5757638053299133">
            <text:p>0.5757638053299133</text:p>
          </table:table-cell>
          <table:table-cell office:value-type="float" office:value="0.577401836378197">
            <text:p>0.577401836378197</text:p>
          </table:table-cell>
          <table:table-cell office:value-type="float" office:value="0.5514902736304498">
            <text:p>0.5514902736304498</text:p>
          </table:table-cell>
          <table:table-cell office:value-type="float" office:value="0.7488309396072417">
            <text:p>0.7488309396072417</text:p>
          </table:table-cell>
          <table:table-cell office:value-type="float" office:value="0.7405155645409633">
            <text:p>0.7405155645409633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7832508703229173">
            <text:p>0.07832508703229173</text:p>
          </table:table-cell>
          <table:table-cell office:value-type="float" office:value="0.07476592929286545">
            <text:p>0.07476592929286545</text:p>
          </table:table-cell>
          <table:table-cell office:value-type="float" office:value="0.07346495427218744">
            <text:p>0.07346495427218744</text:p>
          </table:table-cell>
          <table:table-cell office:value-type="float" office:value="0.07109851368215117">
            <text:p>0.07109851368215117</text:p>
          </table:table-cell>
          <table:table-cell office:value-type="float" office:value="0.07005420447154191">
            <text:p>0.07005420447154191</text:p>
          </table:table-cell>
          <table:table-cell office:value-type="float" office:value="0.06960048676894652">
            <text:p>0.06960048676894652</text:p>
          </table:table-cell>
          <table:table-cell office:value-type="float" office:value="0.07542270102532171">
            <text:p>0.07542270102532171</text:p>
          </table:table-cell>
          <table:table-cell office:value-type="float" office:value="0.088577991308918">
            <text:p>0.088577991308918</text:p>
          </table:table-cell>
          <table:table-cell office:value-type="float" office:value="0.10063898068974986">
            <text:p>0.10063898068974986</text:p>
          </table:table-cell>
          <table:table-cell office:value-type="float" office:value="0.1064772267646438">
            <text:p>0.1064772267646438</text:p>
          </table:table-cell>
          <table:table-cell office:value-type="float" office:value="0.10911821420573599">
            <text:p>0.10911821420573599</text:p>
          </table:table-cell>
          <table:table-cell office:value-type="float" office:value="0.11020259512695374">
            <text:p>0.11020259512695374</text:p>
          </table:table-cell>
          <table:table-cell office:value-type="float" office:value="0.11054813331514547">
            <text:p>0.11054813331514547</text:p>
          </table:table-cell>
          <table:table-cell office:value-type="float" office:value="0.10950543825635185">
            <text:p>0.10950543825635185</text:p>
          </table:table-cell>
          <table:table-cell office:value-type="float" office:value="0.108164125111659">
            <text:p>0.108164125111659</text:p>
          </table:table-cell>
          <table:table-cell office:value-type="float" office:value="0.10743872841997135">
            <text:p>0.10743872841997135</text:p>
          </table:table-cell>
          <table:table-cell office:value-type="float" office:value="0.10899591478078936">
            <text:p>0.10899591478078936</text:p>
          </table:table-cell>
          <table:table-cell office:value-type="float" office:value="0.11384590816007076">
            <text:p>0.11384590816007076</text:p>
          </table:table-cell>
          <table:table-cell office:value-type="float" office:value="0.11657443591225361">
            <text:p>0.11657443591225361</text:p>
          </table:table-cell>
          <table:table-cell office:value-type="float" office:value="0.1152542947976867">
            <text:p>0.1152542947976867</text:p>
          </table:table-cell>
          <table:table-cell office:value-type="float" office:value="0.11164224616138776">
            <text:p>0.11164224616138776</text:p>
          </table:table-cell>
          <table:table-cell office:value-type="float" office:value="0.10674222974719737">
            <text:p>0.10674222974719737</text:p>
          </table:table-cell>
          <table:table-cell office:value-type="float" office:value="0.0992203136289195">
            <text:p>0.0992203136289195</text:p>
          </table:table-cell>
          <table:table-cell office:value-type="float" office:value="0.08815227835675558">
            <text:p>0.08815227835675558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5484691638068456">
            <text:p>0.5484691638068456</text:p>
          </table:table-cell>
          <table:table-cell office:value-type="float" office:value="0.5235462643481457">
            <text:p>0.5235462643481457</text:p>
          </table:table-cell>
          <table:table-cell office:value-type="float" office:value="0.5144362242733657">
            <text:p>0.5144362242733657</text:p>
          </table:table-cell>
          <table:table-cell office:value-type="float" office:value="0.4978652922668592">
            <text:p>0.4978652922668592</text:p>
          </table:table-cell>
          <table:table-cell office:value-type="float" office:value="0.49055254712732954">
            <text:p>0.49055254712732954</text:p>
          </table:table-cell>
          <table:table-cell office:value-type="float" office:value="0.48737540199572826">
            <text:p>0.48737540199572826</text:p>
          </table:table-cell>
          <table:table-cell office:value-type="float" office:value="0.5281452894697367">
            <text:p>0.5281452894697367</text:p>
          </table:table-cell>
          <table:table-cell office:value-type="float" office:value="0.620264830409483">
            <text:p>0.620264830409483</text:p>
          </table:table-cell>
          <table:table-cell office:value-type="float" office:value="0.7047215608266586">
            <text:p>0.7047215608266586</text:p>
          </table:table-cell>
          <table:table-cell office:value-type="float" office:value="0.7456037106476414">
            <text:p>0.7456037106476414</text:p>
          </table:table-cell>
          <table:table-cell office:value-type="float" office:value="0.7640971490633955">
            <text:p>0.7640971490633955</text:p>
          </table:table-cell>
          <table:table-cell office:value-type="float" office:value="0.7716904952011802">
            <text:p>0.7716904952011802</text:p>
          </table:table-cell>
          <table:table-cell office:value-type="float" office:value="0.7741101164020184">
            <text:p>0.7741101164020184</text:p>
          </table:table-cell>
          <table:table-cell office:value-type="float" office:value="0.7668086743140423">
            <text:p>0.7668086743140423</text:p>
          </table:table-cell>
          <table:table-cell office:value-type="float" office:value="0.757416167688808">
            <text:p>0.757416167688808</text:p>
          </table:table-cell>
          <table:table-cell office:value-type="float" office:value="0.7523365982686799">
            <text:p>0.7523365982686799</text:p>
          </table:table-cell>
          <table:table-cell office:value-type="float" office:value="0.7632407508661367">
            <text:p>0.7632407508661367</text:p>
          </table:table-cell>
          <table:table-cell office:value-type="float" office:value="0.7972026896777279">
            <text:p>0.7972026896777279</text:p>
          </table:table-cell>
          <table:table-cell office:value-type="float" office:value="0.8163091265980786">
            <text:p>0.8163091265980786</text:p>
          </table:table-cell>
          <table:table-cell office:value-type="float" office:value="0.8070648765034066">
            <text:p>0.8070648765034066</text:p>
          </table:table-cell>
          <table:table-cell office:value-type="float" office:value="0.7817716100642149">
            <text:p>0.7817716100642149</text:p>
          </table:table-cell>
          <table:table-cell office:value-type="float" office:value="0.7474593863928543">
            <text:p>0.7474593863928543</text:p>
          </table:table-cell>
          <table:table-cell office:value-type="float" office:value="0.6947873856338092">
            <text:p>0.6947873856338092</text:p>
          </table:table-cell>
          <table:table-cell office:value-type="float" office:value="0.6172837877354036">
            <text:p>0.6172837877354036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4418851079770717">
            <text:p>0.4418851079770717</text:p>
          </table:table-cell>
          <table:table-cell office:value-type="float" office:value="0.42180547753446024">
            <text:p>0.42180547753446024</text:p>
          </table:table-cell>
          <table:table-cell office:value-type="float" office:value="0.41446579226541386">
            <text:p>0.41446579226541386</text:p>
          </table:table-cell>
          <table:table-cell office:value-type="float" office:value="0.40111509078175694">
            <text:p>0.40111509078175694</text:p>
          </table:table-cell>
          <table:table-cell office:value-type="float" office:value="0.3952234319815408">
            <text:p>0.3952234319815408</text:p>
          </table:table-cell>
          <table:table-cell office:value-type="float" office:value="0.3926637017137688">
            <text:p>0.3926637017137688</text:p>
          </table:table-cell>
          <table:table-cell office:value-type="float" office:value="0.4255107737417035">
            <text:p>0.4255107737417035</text:p>
          </table:table-cell>
          <table:table-cell office:value-type="float" office:value="0.49972871703029564">
            <text:p>0.49972871703029564</text:p>
          </table:table-cell>
          <table:table-cell office:value-type="float" office:value="0.5677729643691072">
            <text:p>0.5677729643691072</text:p>
          </table:table-cell>
          <table:table-cell office:value-type="float" office:value="0.6007104827932821">
            <text:p>0.6007104827932821</text:p>
          </table:table-cell>
          <table:table-cell office:value-type="float" office:value="0.6156100898641566">
            <text:p>0.6156100898641566</text:p>
          </table:table-cell>
          <table:table-cell office:value-type="float" office:value="0.6217278204485226">
            <text:p>0.6217278204485226</text:p>
          </table:table-cell>
          <table:table-cell office:value-type="float" office:value="0.6236772364707006">
            <text:p>0.6236772364707006</text:p>
          </table:table-cell>
          <table:table-cell office:value-type="float" office:value="0.6177946841991392">
            <text:p>0.6177946841991392</text:p>
          </table:table-cell>
          <table:table-cell office:value-type="float" office:value="0.6102274241266494">
            <text:p>0.6102274241266494</text:p>
          </table:table-cell>
          <table:table-cell office:value-type="float" office:value="0.6061349678322767">
            <text:p>0.6061349678322767</text:p>
          </table:table-cell>
          <table:table-cell office:value-type="float" office:value="0.6149201155960673">
            <text:p>0.6149201155960673</text:p>
          </table:table-cell>
          <table:table-cell office:value-type="float" office:value="0.6422822281617169">
            <text:p>0.6422822281617169</text:p>
          </table:table-cell>
          <table:table-cell office:value-type="float" office:value="0.6576757096894775">
            <text:p>0.6576757096894775</text:p>
          </table:table-cell>
          <table:table-cell office:value-type="float" office:value="0.6502278954442808">
            <text:p>0.6502278954442808</text:p>
          </table:table-cell>
          <table:table-cell office:value-type="float" office:value="0.629849871465687">
            <text:p>0.629849871465687</text:p>
          </table:table-cell>
          <table:table-cell office:value-type="float" office:value="0.6022055449246747">
            <text:p>0.6022055449246747</text:p>
          </table:table-cell>
          <table:table-cell office:value-type="float" office:value="0.559769298224439">
            <text:p>0.559769298224439</text:p>
          </table:table-cell>
          <table:table-cell office:value-type="float" office:value="0.4973269806140192">
            <text:p>0.4973269806140192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612564910881845">
            <text:p>0.612564910881845</text:p>
          </table:table-cell>
          <table:table-cell office:value-type="float" office:value="0.5937168690694387">
            <text:p>0.5937168690694387</text:p>
          </table:table-cell>
          <table:table-cell office:value-type="float" office:value="0.5118543879187343">
            <text:p>0.5118543879187343</text:p>
          </table:table-cell>
          <table:table-cell office:value-type="float" office:value="0.49213758015058173">
            <text:p>0.49213758015058173</text:p>
          </table:table-cell>
          <table:table-cell office:value-type="float" office:value="0.4375846821077866">
            <text:p>0.4375846821077866</text:p>
          </table:table-cell>
          <table:table-cell office:value-type="float" office:value="0.4527445190756584">
            <text:p>0.4527445190756584</text:p>
          </table:table-cell>
          <table:table-cell office:value-type="float" office:value="0.5281886210214103">
            <text:p>0.5281886210214103</text:p>
          </table:table-cell>
          <table:table-cell office:value-type="float" office:value="0.31251161932312793">
            <text:p>0.31251161932312793</text:p>
          </table:table-cell>
          <table:table-cell office:value-type="float" office:value="0.3384058809500902">
            <text:p>0.3384058809500902</text:p>
          </table:table-cell>
          <table:table-cell office:value-type="float" office:value="0.37246274321574674">
            <text:p>0.37246274321574674</text:p>
          </table:table-cell>
          <table:table-cell office:value-type="float" office:value="0.3511318266871274">
            <text:p>0.3511318266871274</text:p>
          </table:table-cell>
          <table:table-cell office:value-type="float" office:value="0.3516191046302104">
            <text:p>0.3516191046302104</text:p>
          </table:table-cell>
          <table:table-cell office:value-type="float" office:value="0.3633157295506104">
            <text:p>0.3633157295506104</text:p>
          </table:table-cell>
          <table:table-cell office:value-type="float" office:value="0.363199636799067">
            <text:p>0.363199636799067</text:p>
          </table:table-cell>
          <table:table-cell office:value-type="float" office:value="0.35371956516602304">
            <text:p>0.35371956516602304</text:p>
          </table:table-cell>
          <table:table-cell office:value-type="float" office:value="0.36289227563745247">
            <text:p>0.36289227563745247</text:p>
          </table:table-cell>
          <table:table-cell office:value-type="float" office:value="0.37300562772668566">
            <text:p>0.37300562772668566</text:p>
          </table:table-cell>
          <table:table-cell office:value-type="float" office:value="0.4144091067729073">
            <text:p>0.4144091067729073</text:p>
          </table:table-cell>
          <table:table-cell office:value-type="float" office:value="0.38559667914652196">
            <text:p>0.38559667914652196</text:p>
          </table:table-cell>
          <table:table-cell office:value-type="float" office:value="0.3789580778870755">
            <text:p>0.3789580778870755</text:p>
          </table:table-cell>
          <table:table-cell office:value-type="float" office:value="0.38676396463803414">
            <text:p>0.38676396463803414</text:p>
          </table:table-cell>
          <table:table-cell office:value-type="float" office:value="0.36921956336196454">
            <text:p>0.36921956336196454</text:p>
          </table:table-cell>
          <table:table-cell office:value-type="float" office:value="0.5794044897285349">
            <text:p>0.5794044897285349</text:p>
          </table:table-cell>
          <table:table-cell office:value-type="float" office:value="0.589988651004263">
            <text:p>0.589988651004263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5603696922581844">
            <text:p>0.5603696922581844</text:p>
          </table:table-cell>
          <table:table-cell office:value-type="float" office:value="0.5438934450184266">
            <text:p>0.5438934450184266</text:p>
          </table:table-cell>
          <table:table-cell office:value-type="float" office:value="0.4628979233337265">
            <text:p>0.4628979233337265</text:p>
          </table:table-cell>
          <table:table-cell office:value-type="float" office:value="0.4447580928615691">
            <text:p>0.4447580928615691</text:p>
          </table:table-cell>
          <table:table-cell office:value-type="float" office:value="0.3909011142185956">
            <text:p>0.3909011142185956</text:p>
          </table:table-cell>
          <table:table-cell office:value-type="float" office:value="0.40636330507559404">
            <text:p>0.40636330507559404</text:p>
          </table:table-cell>
          <table:table-cell office:value-type="float" office:value="0.47792752948147144">
            <text:p>0.47792752948147144</text:p>
          </table:table-cell>
          <table:table-cell office:value-type="float" office:value="0.25348394636685545">
            <text:p>0.25348394636685545</text:p>
          </table:table-cell>
          <table:table-cell office:value-type="float" office:value="0.27134086004563623">
            <text:p>0.27134086004563623</text:p>
          </table:table-cell>
          <table:table-cell office:value-type="float" office:value="0.30150716129433214">
            <text:p>0.30150716129433214</text:p>
          </table:table-cell>
          <table:table-cell office:value-type="float" office:value="0.2784163116192197">
            <text:p>0.2784163116192197</text:p>
          </table:table-cell>
          <table:table-cell office:value-type="float" office:value="0.2781809666914093">
            <text:p>0.2781809666914093</text:p>
          </table:table-cell>
          <table:table-cell office:value-type="float" office:value="0.2896473276956246">
            <text:p>0.2896473276956246</text:p>
          </table:table-cell>
          <table:table-cell office:value-type="float" office:value="0.29022607868589667">
            <text:p>0.29022607868589667</text:p>
          </table:table-cell>
          <table:table-cell office:value-type="float" office:value="0.2816398475257168">
            <text:p>0.2816398475257168</text:p>
          </table:table-cell>
          <table:table-cell office:value-type="float" office:value="0.2912959566162362">
            <text:p>0.2912959566162362</text:p>
          </table:table-cell>
          <table:table-cell office:value-type="float" office:value="0.30037161202844953">
            <text:p>0.30037161202844953</text:p>
          </table:table-cell>
          <table:table-cell office:value-type="float" office:value="0.33854309383921843">
            <text:p>0.33854309383921843</text:p>
          </table:table-cell>
          <table:table-cell office:value-type="float" office:value="0.30791239689527544">
            <text:p>0.30791239689527544</text:p>
          </table:table-cell>
          <table:table-cell office:value-type="float" office:value="0.3021535272352395">
            <text:p>0.3021535272352395</text:p>
          </table:table-cell>
          <table:table-cell office:value-type="float" office:value="0.3123664546342753">
            <text:p>0.3123664546342753</text:p>
          </table:table-cell>
          <table:table-cell office:value-type="float" office:value="0.29808738554855246">
            <text:p>0.29808738554855246</text:p>
          </table:table-cell>
          <table:table-cell office:value-type="float" office:value="0.5132848573349629">
            <text:p>0.5132848573349629</text:p>
          </table:table-cell>
          <table:table-cell office:value-type="float" office:value="0.5312446697928824">
            <text:p>0.5312446697928824</text:p>
          </table:table-cell>
        </table:table-row>
      </table:table>
      <table:table table:name="qLoad_Profil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.1739783068745456">
            <text:p>0.1739783068745456</text:p>
          </table:table-cell>
          <table:table-cell office:value-type="float" office:value="0.16902830589157042">
            <text:p>0.16902830589157042</text:p>
          </table:table-cell>
          <table:table-cell office:value-type="float" office:value="0.14256235878441667">
            <text:p>0.14256235878441667</text:p>
          </table:table-cell>
          <table:table-cell office:value-type="float" office:value="0.1369082202265997">
            <text:p>0.1369082202265997</text:p>
          </table:table-cell>
          <table:table-cell office:value-type="float" office:value="0.11933361186532991">
            <text:p>0.11933361186532991</text:p>
          </table:table-cell>
          <table:table-cell office:value-type="float" office:value="0.12447844240047644">
            <text:p>0.12447844240047644</text:p>
          </table:table-cell>
          <table:table-cell office:value-type="float" office:value="0.14724743653384884">
            <text:p>0.14724743653384884</text:p>
          </table:table-cell>
          <table:table-cell office:value-type="float" office:value="0.07170203685826641">
            <text:p>0.07170203685826641</text:p>
          </table:table-cell>
          <table:table-cell office:value-type="float" office:value="0.07598677159330788">
            <text:p>0.07598677159330788</text:p>
          </table:table-cell>
          <table:table-cell office:value-type="float" office:value="0.08513900092706655">
            <text:p>0.08513900092706655</text:p>
          </table:table-cell>
          <table:table-cell office:value-type="float" office:value="0.07719734092938495">
            <text:p>0.07719734092938495</text:p>
          </table:table-cell>
          <table:table-cell office:value-type="float" office:value="0.0769771754729467">
            <text:p>0.0769771754729467</text:p>
          </table:table-cell>
          <table:table-cell office:value-type="float" office:value="0.08070265790728454">
            <text:p>0.08070265790728454</text:p>
          </table:table-cell>
          <table:table-cell office:value-type="float" office:value="0.08103027204657572">
            <text:p>0.08103027204657572</text:p>
          </table:table-cell>
          <table:table-cell office:value-type="float" office:value="0.07838308745234153">
            <text:p>0.07838308745234153</text:p>
          </table:table-cell>
          <table:table-cell office:value-type="float" office:value="0.08165422375234663">
            <text:p>0.08165422375234663</text:p>
          </table:table-cell>
          <table:table-cell office:value-type="float" office:value="0.08443394537811492">
            <text:p>0.08443394537811492</text:p>
          </table:table-cell>
          <table:table-cell office:value-type="float" office:value="0.09634897236421543">
            <text:p>0.09634897236421543</text:p>
          </table:table-cell>
          <table:table-cell office:value-type="float" office:value="0.08591613576367502">
            <text:p>0.08591613576367502</text:p>
          </table:table-cell>
          <table:table-cell office:value-type="float" office:value="0.08419600622350984">
            <text:p>0.08419600622350984</text:p>
          </table:table-cell>
          <table:table-cell office:value-type="float" office:value="0.08803031437243027">
            <text:p>0.08803031437243027</text:p>
          </table:table-cell>
          <table:table-cell office:value-type="float" office:value="0.08397943980581514">
            <text:p>0.08397943980581514</text:p>
          </table:table-cell>
          <table:table-cell office:value-type="float" office:value="0.1557423682273686">
            <text:p>0.1557423682273686</text:p>
          </table:table-cell>
          <table:table-cell office:value-type="float" office:value="0.16310605339504783">
            <text:p>0.16310605339504783</text:p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.0978740996935638">
            <text:p>0.0978740996935638</text:p>
          </table:table-cell>
          <table:table-cell office:value-type="float" office:value="0.09342661839973385">
            <text:p>0.09342661839973385</text:p>
          </table:table-cell>
          <table:table-cell office:value-type="float" office:value="0.0918009354455588">
            <text:p>0.0918009354455588</text:p>
          </table:table-cell>
          <table:table-cell office:value-type="float" office:value="0.08884385935405553">
            <text:p>0.08884385935405553</text:p>
          </table:table-cell>
          <table:table-cell office:value-type="float" office:value="0.08753890295167141">
            <text:p>0.08753890295167141</text:p>
          </table:table-cell>
          <table:table-cell office:value-type="float" office:value="0.08697194269233269">
            <text:p>0.08697194269233269</text:p>
          </table:table-cell>
          <table:table-cell office:value-type="float" office:value="0.09424731256623803">
            <text:p>0.09424731256623803</text:p>
          </table:table-cell>
          <table:table-cell office:value-type="float" office:value="0.11068600726163805">
            <text:p>0.11068600726163805</text:p>
          </table:table-cell>
          <table:table-cell office:value-type="float" office:value="0.12575727652911897">
            <text:p>0.12575727652911897</text:p>
          </table:table-cell>
          <table:table-cell office:value-type="float" office:value="0.13305267957328282">
            <text:p>0.13305267957328282</text:p>
          </table:table-cell>
          <table:table-cell office:value-type="float" office:value="0.13635282615329566">
            <text:p>0.13635282615329566</text:p>
          </table:table-cell>
          <table:table-cell office:value-type="float" office:value="0.13770785568994132">
            <text:p>0.13770785568994132</text:p>
          </table:table-cell>
          <table:table-cell office:value-type="float" office:value="0.1381396361112649">
            <text:p>0.1381396361112649</text:p>
          </table:table-cell>
          <table:table-cell office:value-type="float" office:value="0.13683669673384294">
            <text:p>0.13683669673384294</text:p>
          </table:table-cell>
          <table:table-cell office:value-type="float" office:value="0.13516060773837474">
            <text:p>0.13516060773837474</text:p>
          </table:table-cell>
          <table:table-cell office:value-type="float" office:value="0.13425416063681814">
            <text:p>0.13425416063681814</text:p>
          </table:table-cell>
          <table:table-cell office:value-type="float" office:value="0.13620000224255127">
            <text:p>0.13620000224255127</text:p>
          </table:table-cell>
          <table:table-cell office:value-type="float" office:value="0.14226049644055022">
            <text:p>0.14226049644055022</text:p>
          </table:table-cell>
          <table:table-cell office:value-type="float" office:value="0.14567003235493253">
            <text:p>0.14567003235493253</text:p>
          </table:table-cell>
          <table:table-cell office:value-type="float" office:value="0.14402039967717464">
            <text:p>0.14402039967717464</text:p>
          </table:table-cell>
          <table:table-cell office:value-type="float" office:value="0.1395068265459848">
            <text:p>0.1395068265459848</text:p>
          </table:table-cell>
          <table:table-cell office:value-type="float" office:value="0.13338382415691796">
            <text:p>0.13338382415691796</text:p>
          </table:table-cell>
          <table:table-cell office:value-type="float" office:value="0.12398452699758714">
            <text:p>0.12398452699758714</text:p>
          </table:table-cell>
          <table:table-cell office:value-type="float" office:value="0.11015404140625884">
            <text:p>0.11015404140625884</text:p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.14181098953622553">
            <text:p>0.14181098953622553</text:p>
          </table:table-cell>
          <table:table-cell office:value-type="float" office:value="0.13536697906566636">
            <text:p>0.13536697906566636</text:p>
          </table:table-cell>
          <table:table-cell office:value-type="float" office:value="0.1330115069936311">
            <text:p>0.1330115069936311</text:p>
          </table:table-cell>
          <table:table-cell office:value-type="float" office:value="0.1287269629928899">
            <text:p>0.1287269629928899</text:p>
          </table:table-cell>
          <table:table-cell office:value-type="float" office:value="0.12683619557532883">
            <text:p>0.12683619557532883</text:p>
          </table:table-cell>
          <table:table-cell office:value-type="float" office:value="0.12601471986667587">
            <text:p>0.12601471986667587</text:p>
          </table:table-cell>
          <table:table-cell office:value-type="float" office:value="0.13655609296017843">
            <text:p>0.13655609296017843</text:p>
          </table:table-cell>
          <table:table-cell office:value-type="float" office:value="0.1603743203434936">
            <text:p>0.1603743203434936</text:p>
          </table:table-cell>
          <table:table-cell office:value-type="float" office:value="0.1822112681680971">
            <text:p>0.1822112681680971</text:p>
          </table:table-cell>
          <table:table-cell office:value-type="float" office:value="0.1927816675689347">
            <text:p>0.1927816675689347</text:p>
          </table:table-cell>
          <table:table-cell office:value-type="float" office:value="0.19756329062949546">
            <text:p>0.19756329062949546</text:p>
          </table:table-cell>
          <table:table-cell office:value-type="float" office:value="0.19952660962853755">
            <text:p>0.19952660962853755</text:p>
          </table:table-cell>
          <table:table-cell office:value-type="float" office:value="0.2001522216035334">
            <text:p>0.2001522216035334</text:p>
          </table:table-cell>
          <table:table-cell office:value-type="float" office:value="0.1982643766783048">
            <text:p>0.1982643766783048</text:p>
          </table:table-cell>
          <table:table-cell office:value-type="float" office:value="0.19583587067168517">
            <text:p>0.19583587067168517</text:p>
          </table:table-cell>
          <table:table-cell office:value-type="float" office:value="0.19452250829250176">
            <text:p>0.19452250829250176</text:p>
          </table:table-cell>
          <table:table-cell office:value-type="float" office:value="0.19734186218136301">
            <text:p>0.19734186218136301</text:p>
          </table:table-cell>
          <table:table-cell office:value-type="float" office:value="0.20612298693231962">
            <text:p>0.20612298693231962</text:p>
          </table:table-cell>
          <table:table-cell office:value-type="float" office:value="0.21106310554788613">
            <text:p>0.21106310554788613</text:p>
          </table:table-cell>
          <table:table-cell office:value-type="float" office:value="0.20867293242612417">
            <text:p>0.20867293242612417</text:p>
          </table:table-cell>
          <table:table-cell office:value-type="float" office:value="0.20213316067770248">
            <text:p>0.20213316067770248</text:p>
          </table:table-cell>
          <table:table-cell office:value-type="float" office:value="0.19326146703817076">
            <text:p>0.19326146703817076</text:p>
          </table:table-cell>
          <table:table-cell office:value-type="float" office:value="0.17964270951924582">
            <text:p>0.17964270951924582</text:p>
          </table:table-cell>
          <table:table-cell office:value-type="float" office:value="0.15960354845811242">
            <text:p>0.15960354845811242</text:p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.06458271179515979">
            <text:p>0.06458271179515979</text:p>
          </table:table-cell>
          <table:table-cell office:value-type="float" office:value="0.061648019128631215">
            <text:p>0.061648019128631215</text:p>
          </table:table-cell>
          <table:table-cell office:value-type="float" office:value="0.06057530414041158">
            <text:p>0.06057530414041158</text:p>
          </table:table-cell>
          <table:table-cell office:value-type="float" office:value="0.058624062764277875">
            <text:p>0.058624062764277875</text:p>
          </table:table-cell>
          <table:table-cell office:value-type="float" office:value="0.057762980787490516">
            <text:p>0.057762980787490516</text:p>
          </table:table-cell>
          <table:table-cell office:value-type="float" office:value="0.057388869238645356">
            <text:p>0.057388869238645356</text:p>
          </table:table-cell>
          <table:table-cell office:value-type="float" office:value="0.06218955825893495">
            <text:p>0.06218955825893495</text:p>
          </table:table-cell>
          <table:table-cell office:value-type="float" office:value="0.073036712767897">
            <text:p>0.073036712767897</text:p>
          </table:table-cell>
          <table:table-cell office:value-type="float" office:value="0.08298156480266844">
            <text:p>0.08298156480266844</text:p>
          </table:table-cell>
          <table:table-cell office:value-type="float" office:value="0.08779547281005644">
            <text:p>0.08779547281005644</text:p>
          </table:table-cell>
          <table:table-cell office:value-type="float" office:value="0.08997309095547087">
            <text:p>0.08997309095547087</text:p>
          </table:table-cell>
          <table:table-cell office:value-type="float" office:value="0.09086721393911092">
            <text:p>0.09086721393911092</text:p>
          </table:table-cell>
          <table:table-cell office:value-type="float" office:value="0.09115212639906149">
            <text:p>0.09115212639906149</text:p>
          </table:table-cell>
          <table:table-cell office:value-type="float" office:value="0.09029237536623413">
            <text:p>0.09029237536623413</text:p>
          </table:table-cell>
          <table:table-cell office:value-type="float" office:value="0.08918639970079957">
            <text:p>0.08918639970079957</text:p>
          </table:table-cell>
          <table:table-cell office:value-type="float" office:value="0.08858827606951519">
            <text:p>0.08858827606951519</text:p>
          </table:table-cell>
          <table:table-cell office:value-type="float" office:value="0.08987224933737237">
            <text:p>0.08987224933737237</text:p>
          </table:table-cell>
          <table:table-cell office:value-type="float" office:value="0.0938712965965657">
            <text:p>0.0938712965965657</text:p>
          </table:table-cell>
          <table:table-cell office:value-type="float" office:value="0.09612109583868689">
            <text:p>0.09612109583868689</text:p>
          </table:table-cell>
          <table:table-cell office:value-type="float" office:value="0.09503257750616508">
            <text:p>0.09503257750616508</text:p>
          </table:table-cell>
          <table:table-cell office:value-type="float" office:value="0.09205427381181978">
            <text:p>0.09205427381181978</text:p>
          </table:table-cell>
          <table:table-cell office:value-type="float" office:value="0.08801398021165112">
            <text:p>0.08801398021165112</text:p>
          </table:table-cell>
          <table:table-cell office:value-type="float" office:value="0.08181180720144025">
            <text:p>0.08181180720144025</text:p>
          </table:table-cell>
          <table:table-cell office:value-type="float" office:value="0.07268569245066914">
            <text:p>0.07268569245066914</text:p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.12361685894058544">
            <text:p>0.12361685894058544</text:p>
          </table:table-cell>
          <table:table-cell office:value-type="float" office:value="0.11799960504541195">
            <text:p>0.11799960504541195</text:p>
          </table:table-cell>
          <table:table-cell office:value-type="float" office:value="0.11594633639663202">
            <text:p>0.11594633639663202</text:p>
          </table:table-cell>
          <table:table-cell office:value-type="float" office:value="0.11221149276359287">
            <text:p>0.11221149276359287</text:p>
          </table:table-cell>
          <table:table-cell office:value-type="float" office:value="0.11056330788095098">
            <text:p>0.11056330788095098</text:p>
          </table:table-cell>
          <table:table-cell office:value-type="float" office:value="0.10984722623500948">
            <text:p>0.10984722623500948</text:p>
          </table:table-cell>
          <table:table-cell office:value-type="float" office:value="0.11903615746665269">
            <text:p>0.11903615746665269</text:p>
          </table:table-cell>
          <table:table-cell office:value-type="float" office:value="0.13979854312017065">
            <text:p>0.13979854312017065</text:p>
          </table:table-cell>
          <table:table-cell office:value-type="float" office:value="0.15883384431759479">
            <text:p>0.15883384431759479</text:p>
          </table:table-cell>
          <table:table-cell office:value-type="float" office:value="0.16804807782624173">
            <text:p>0.16804807782624173</text:p>
          </table:table-cell>
          <table:table-cell office:value-type="float" office:value="0.1722162260446372">
            <text:p>0.1722162260446372</text:p>
          </table:table-cell>
          <table:table-cell office:value-type="float" office:value="0.17392765425308349">
            <text:p>0.17392765425308349</text:p>
          </table:table-cell>
          <table:table-cell office:value-type="float" office:value="0.1744730011794223">
            <text:p>0.1744730011794223</text:p>
          </table:table-cell>
          <table:table-cell office:value-type="float" office:value="0.1728273638378666">
            <text:p>0.1728273638378666</text:p>
          </table:table-cell>
          <table:table-cell office:value-type="float" office:value="0.17071043139533715">
            <text:p>0.17071043139533715</text:p>
          </table:table-cell>
          <table:table-cell office:value-type="float" office:value="0.16956557137781322">
            <text:p>0.16956557137781322</text:p>
          </table:table-cell>
          <table:table-cell office:value-type="float" office:value="0.17202320652388137">
            <text:p>0.17202320652388137</text:p>
          </table:table-cell>
          <table:table-cell office:value-type="float" office:value="0.17967772655246714">
            <text:p>0.17967772655246714</text:p>
          </table:table-cell>
          <table:table-cell office:value-type="float" office:value="0.1839840355913333">
            <text:p>0.1839840355913333</text:p>
          </table:table-cell>
          <table:table-cell office:value-type="float" office:value="0.18190051798382795">
            <text:p>0.18190051798382795</text:p>
          </table:table-cell>
          <table:table-cell office:value-type="float" office:value="0.1761997888346119">
            <text:p>0.1761997888346119</text:p>
          </table:table-cell>
          <table:table-cell office:value-type="float" office:value="0.1684663197657579">
            <text:p>0.1684663197657579</text:p>
          </table:table-cell>
          <table:table-cell office:value-type="float" office:value="0.1565948277701898">
            <text:p>0.1565948277701898</text:p>
          </table:table-cell>
          <table:table-cell office:value-type="float" office:value="0.13912666007540678">
            <text:p>0.13912666007540678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10303555518168844">
            <text:p>0.10303555518168844</text:p>
          </table:table-cell>
          <table:table-cell office:value-type="float" office:value="0.09835353301540864">
            <text:p>0.09835353301540864</text:p>
          </table:table-cell>
          <table:table-cell office:value-type="float" office:value="0.09664211859364373">
            <text:p>0.09664211859364373</text:p>
          </table:table-cell>
          <table:table-cell office:value-type="float" office:value="0.09352909913541634">
            <text:p>0.09352909913541634</text:p>
          </table:table-cell>
          <table:table-cell office:value-type="float" office:value="0.09215532499262977">
            <text:p>0.09215532499262977</text:p>
          </table:table-cell>
          <table:table-cell office:value-type="float" office:value="0.09155846570840816">
            <text:p>0.09155846570840816</text:p>
          </table:table-cell>
          <table:table-cell office:value-type="float" office:value="0.09921750703248669">
            <text:p>0.09921750703248669</text:p>
          </table:table-cell>
          <table:table-cell office:value-type="float" office:value="0.11652310718314832">
            <text:p>0.11652310718314832</text:p>
          </table:table-cell>
          <table:table-cell office:value-type="float" office:value="0.13238916982004204">
            <text:p>0.13238916982004204</text:p>
          </table:table-cell>
          <table:table-cell office:value-type="float" office:value="0.14006930077688304">
            <text:p>0.14006930077688304</text:p>
          </table:table-cell>
          <table:table-cell office:value-type="float" office:value="0.1435434827731144">
            <text:p>0.1435434827731144</text:p>
          </table:table-cell>
          <table:table-cell office:value-type="float" office:value="0.1449699706900697">
            <text:p>0.1449699706900697</text:p>
          </table:table-cell>
          <table:table-cell office:value-type="float" office:value="0.14542452133796374">
            <text:p>0.14542452133796374</text:p>
          </table:table-cell>
          <table:table-cell office:value-type="float" office:value="0.1440528705892869">
            <text:p>0.1440528705892869</text:p>
          </table:table-cell>
          <table:table-cell office:value-type="float" office:value="0.14228839193024728">
            <text:p>0.14228839193024728</text:p>
          </table:table-cell>
          <table:table-cell office:value-type="float" office:value="0.1413341427402754">
            <text:p>0.1413341427402754</text:p>
          </table:table-cell>
          <table:table-cell office:value-type="float" office:value="0.14338259959219218">
            <text:p>0.14338259959219218</text:p>
          </table:table-cell>
          <table:table-cell office:value-type="float" office:value="0.14976269796674876">
            <text:p>0.14976269796674876</text:p>
          </table:table-cell>
          <table:table-cell office:value-type="float" office:value="0.15335203801636707">
            <text:p>0.15335203801636707</text:p>
          </table:table-cell>
          <table:table-cell office:value-type="float" office:value="0.151615410866479">
            <text:p>0.151615410866479</text:p>
          </table:table-cell>
          <table:table-cell office:value-type="float" office:value="0.14686381146600974">
            <text:p>0.14686381146600974</text:p>
          </table:table-cell>
          <table:table-cell office:value-type="float" office:value="0.14041790848951718">
            <text:p>0.14041790848951718</text:p>
          </table:table-cell>
          <table:table-cell office:value-type="float" office:value="0.1305229331675324">
            <text:p>0.1305229331675324</text:p>
          </table:table-cell>
          <table:table-cell office:value-type="float" office:value="0.11596308775596273">
            <text:p>0.11596308775596273</text:p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.22387813179740682">
            <text:p>0.22387813179740682</text:p>
          </table:table-cell>
          <table:table-cell office:value-type="float" office:value="0.21370492145489564">
            <text:p>0.21370492145489564</text:p>
          </table:table-cell>
          <table:table-cell office:value-type="float" office:value="0.20998631904817996">
            <text:p>0.20998631904817996</text:p>
          </table:table-cell>
          <table:table-cell office:value-type="float" office:value="0.20322227551652738">
            <text:p>0.20322227551652738</text:p>
          </table:table-cell>
          <table:table-cell office:value-type="float" office:value="0.2002373060265661">
            <text:p>0.2002373060265661</text:p>
          </table:table-cell>
          <table:table-cell office:value-type="float" office:value="0.19894043582227722">
            <text:p>0.19894043582227722</text:p>
          </table:table-cell>
          <table:table-cell office:value-type="float" office:value="0.21558218497353135">
            <text:p>0.21558218497353135</text:p>
          </table:table-cell>
          <table:table-cell office:value-type="float" office:value="0.2531842090955069">
            <text:p>0.2531842090955069</text:p>
          </table:table-cell>
          <table:table-cell office:value-type="float" office:value="0.2876583714937659">
            <text:p>0.2876583714937659</text:p>
          </table:table-cell>
          <table:table-cell office:value-type="float" office:value="0.3043459447061889">
            <text:p>0.3043459447061889</text:p>
          </table:table-cell>
          <table:table-cell office:value-type="float" office:value="0.3118947308846">
            <text:p>0.3118947308846</text:p>
          </table:table-cell>
          <table:table-cell office:value-type="float" office:value="0.3149942381305845">
            <text:p>0.3149942381305845</text:p>
          </table:table-cell>
          <table:table-cell office:value-type="float" office:value="0.31598189670803467">
            <text:p>0.31598189670803467</text:p>
          </table:table-cell>
          <table:table-cell office:value-type="float" office:value="0.3130015409798524">
            <text:p>0.3130015409798524</text:p>
          </table:table-cell>
          <table:table-cell office:value-type="float" office:value="0.3091676393224524">
            <text:p>0.3091676393224524</text:p>
          </table:table-cell>
          <table:table-cell office:value-type="float" office:value="0.30709422373747935">
            <text:p>0.30709422373747935</text:p>
          </table:table-cell>
          <table:table-cell office:value-type="float" office:value="0.3115451600406414">
            <text:p>0.3115451600406414</text:p>
          </table:table-cell>
          <table:table-cell office:value-type="float" office:value="0.3254079911988846">
            <text:p>0.3254079911988846</text:p>
          </table:table-cell>
          <table:table-cell office:value-type="float" office:value="0.3332069955646792">
            <text:p>0.3332069955646792</text:p>
          </table:table-cell>
          <table:table-cell office:value-type="float" office:value="0.3294336103360566">
            <text:p>0.3294336103360566</text:p>
          </table:table-cell>
          <table:table-cell office:value-type="float" office:value="0.3191092209061083">
            <text:p>0.3191092209061083</text:p>
          </table:table-cell>
          <table:table-cell office:value-type="float" office:value="0.3051034079265024">
            <text:p>0.3051034079265024</text:p>
          </table:table-cell>
          <table:table-cell office:value-type="float" office:value="0.28360336762137667">
            <text:p>0.28360336762137667</text:p>
          </table:table-cell>
          <table:table-cell office:value-type="float" office:value="0.251967385418404">
            <text:p>0.251967385418404</text:p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.24535101230962347">
            <text:p>0.24535101230962347</text:p>
          </table:table-cell>
          <table:table-cell office:value-type="float" office:value="0.23715668610581866">
            <text:p>0.23715668610581866</text:p>
          </table:table-cell>
          <table:table-cell office:value-type="float" office:value="0.2095139332971417">
            <text:p>0.2095139332971417</text:p>
          </table:table-cell>
          <table:table-cell office:value-type="float" office:value="0.20170355348333183">
            <text:p>0.20170355348333183</text:p>
          </table:table-cell>
          <table:table-cell office:value-type="float" office:value="0.18318295538584622">
            <text:p>0.18318295538584622</text:p>
          </table:table-cell>
          <table:table-cell office:value-type="float" office:value="0.18791207363774878">
            <text:p>0.18791207363774878</text:p>
          </table:table-cell>
          <table:table-cell office:value-type="float" office:value="0.21598285799917535">
            <text:p>0.21598285799917535</text:p>
          </table:table-cell>
          <table:table-cell office:value-type="float" office:value="0.1524636626689043">
            <text:p>0.1524636626689043</text:p>
          </table:table-cell>
          <table:table-cell office:value-type="float" office:value="0.16774711136811551">
            <text:p>0.16774711136811551</text:p>
          </table:table-cell>
          <table:table-cell office:value-type="float" office:value="0.18222077226680042">
            <text:p>0.18222077226680042</text:p>
          </table:table-cell>
          <table:table-cell office:value-type="float" office:value="0.1766907672272422">
            <text:p>0.1766907672272422</text:p>
          </table:table-cell>
          <table:table-cell office:value-type="float" office:value="0.17745969866523198">
            <text:p>0.17745969866523198</text:p>
          </table:table-cell>
          <table:table-cell office:value-type="float" office:value="0.18149895786218262">
            <text:p>0.18149895786218262</text:p>
          </table:table-cell>
          <table:table-cell office:value-type="float" office:value="0.1808754553251941">
            <text:p>0.1808754553251941</text:p>
          </table:table-cell>
          <table:table-cell office:value-type="float" office:value="0.17700589431824285">
            <text:p>0.17700589431824285</text:p>
          </table:table-cell>
          <table:table-cell office:value-type="float" office:value="0.1796142226634725">
            <text:p>0.1796142226634725</text:p>
          </table:table-cell>
          <table:table-cell office:value-type="float" office:value="0.18381316023064725">
            <text:p>0.18381316023064725</text:p>
          </table:table-cell>
          <table:table-cell office:value-type="float" office:value="0.20014725890993493">
            <text:p>0.20014725890993493</text:p>
          </table:table-cell>
          <table:table-cell office:value-type="float" office:value="0.19220683720228607">
            <text:p>0.19220683720228607</text:p>
          </table:table-cell>
          <table:table-cell office:value-type="float" office:value="0.18928329958690113">
            <text:p>0.18928329958690113</text:p>
          </table:table-cell>
          <table:table-cell office:value-type="float" office:value="0.18982180499271878">
            <text:p>0.18982180499271878</text:p>
          </table:table-cell>
          <table:table-cell office:value-type="float" office:value="0.1813033360494747">
            <text:p>0.1813033360494747</text:p>
          </table:table-cell>
          <table:table-cell office:value-type="float" office:value="0.2461794051128313">
            <text:p>0.2461794051128313</text:p>
          </table:table-cell>
          <table:table-cell office:value-type="float" office:value="0.2434457118600115">
            <text:p>0.2434457118600115</text:p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.025742759247021654">
            <text:p>0.025742759247021654</text:p>
          </table:table-cell>
          <table:table-cell office:value-type="float" office:value="0.024572986645678113">
            <text:p>0.024572986645678113</text:p>
          </table:table-cell>
          <table:table-cell office:value-type="float" office:value="0.024145400951073086">
            <text:p>0.024145400951073086</text:p>
          </table:table-cell>
          <table:table-cell office:value-type="float" office:value="0.023367633409537347">
            <text:p>0.023367633409537347</text:p>
          </table:table-cell>
          <table:table-cell office:value-type="float" office:value="0.023024404929279436">
            <text:p>0.023024404929279436</text:p>
          </table:table-cell>
          <table:table-cell office:value-type="float" office:value="0.022875283542676785">
            <text:p>0.022875283542676785</text:p>
          </table:table-cell>
          <table:table-cell office:value-type="float" office:value="0.024788844900414667">
            <text:p>0.024788844900414667</text:p>
          </table:table-cell>
          <table:table-cell office:value-type="float" office:value="0.029112535858532337">
            <text:p>0.029112535858532337</text:p>
          </table:table-cell>
          <table:table-cell office:value-type="float" office:value="0.033076567788476306">
            <text:p>0.033076567788476306</text:p>
          </table:table-cell>
          <table:table-cell office:value-type="float" office:value="0.03499539825295956">
            <text:p>0.03499539825295956</text:p>
          </table:table-cell>
          <table:table-cell office:value-type="float" office:value="0.03586339989134153">
            <text:p>0.03586339989134153</text:p>
          </table:table-cell>
          <table:table-cell office:value-type="float" office:value="0.03621979856314216">
            <text:p>0.03621979856314216</text:p>
          </table:table-cell>
          <table:table-cell office:value-type="float" office:value="0.03633336506815739">
            <text:p>0.03633336506815739</text:p>
          </table:table-cell>
          <table:table-cell office:value-type="float" office:value="0.03599066710402342">
            <text:p>0.03599066710402342</text:p>
          </table:table-cell>
          <table:table-cell office:value-type="float" office:value="0.03554982365696213">
            <text:p>0.03554982365696213</text:p>
          </table:table-cell>
          <table:table-cell office:value-type="float" office:value="0.03531141074099547">
            <text:p>0.03531141074099547</text:p>
          </table:table-cell>
          <table:table-cell office:value-type="float" office:value="0.03582320428133021">
            <text:p>0.03582320428133021</text:p>
          </table:table-cell>
          <table:table-cell office:value-type="float" office:value="0.037417230111917846">
            <text:p>0.037417230111917846</text:p>
          </table:table-cell>
          <table:table-cell office:value-type="float" office:value="0.038314003236399705">
            <text:p>0.038314003236399705</text:p>
          </table:table-cell>
          <table:table-cell office:value-type="float" office:value="0.037880118306653165">
            <text:p>0.037880118306653165</text:p>
          </table:table-cell>
          <table:table-cell office:value-type="float" office:value="0.03669296228862748">
            <text:p>0.03669296228862748</text:p>
          </table:table-cell>
          <table:table-cell office:value-type="float" office:value="0.03508249560883993">
            <text:p>0.03508249560883993</text:p>
          </table:table-cell>
          <table:table-cell office:value-type="float" office:value="0.032610300772602">
            <text:p>0.032610300772602</text:p>
          </table:table-cell>
          <table:table-cell office:value-type="float" office:value="0.0289726186691478">
            <text:p>0.0289726186691478</text:p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.18026383292275378">
            <text:p>0.18026383292275378</text:p>
          </table:table-cell>
          <table:table-cell office:value-type="float" office:value="0.1720724929524434">
            <text:p>0.1720724929524434</text:p>
          </table:table-cell>
          <table:table-cell office:value-type="float" office:value="0.16907832144686263">
            <text:p>0.16907832144686263</text:p>
          </table:table-cell>
          <table:table-cell office:value-type="float" office:value="0.163631999364028">
            <text:p>0.163631999364028</text:p>
          </table:table-cell>
          <table:table-cell office:value-type="float" office:value="0.16122853978046808">
            <text:p>0.16122853978046808</text:p>
          </table:table-cell>
          <table:table-cell office:value-type="float" office:value="0.16018431633643826">
            <text:p>0.16018431633643826</text:p>
          </table:table-cell>
          <table:table-cell office:value-type="float" office:value="0.17358404173373004">
            <text:p>0.17358404173373004</text:p>
          </table:table-cell>
          <table:table-cell office:value-type="float" office:value="0.2038607147587452">
            <text:p>0.2038607147587452</text:p>
          </table:table-cell>
          <table:table-cell office:value-type="float" office:value="0.2316188731854708">
            <text:p>0.2316188731854708</text:p>
          </table:table-cell>
          <table:table-cell office:value-type="float" office:value="0.2450554955357624">
            <text:p>0.2450554955357624</text:p>
          </table:table-cell>
          <table:table-cell office:value-type="float" office:value="0.251133682447139">
            <text:p>0.251133682447139</text:p>
          </table:table-cell>
          <table:table-cell office:value-type="float" office:value="0.2536293663794962">
            <text:p>0.2536293663794962</text:p>
          </table:table-cell>
          <table:table-cell office:value-type="float" office:value="0.2544246165424359">
            <text:p>0.2544246165424359</text:p>
          </table:table-cell>
          <table:table-cell office:value-type="float" office:value="0.25202487190135664">
            <text:p>0.25202487190135664</text:p>
          </table:table-cell>
          <table:table-cell office:value-type="float" office:value="0.24893786290113318">
            <text:p>0.24893786290113318</text:p>
          </table:table-cell>
          <table:table-cell office:value-type="float" office:value="0.24726837496326196">
            <text:p>0.24726837496326196</text:p>
          </table:table-cell>
          <table:table-cell office:value-type="float" office:value="0.2508522124361824">
            <text:p>0.2508522124361824</text:p>
          </table:table-cell>
          <table:table-cell office:value-type="float" office:value="0.2620143883025022">
            <text:p>0.2620143883025022</text:p>
          </table:table-cell>
          <table:table-cell office:value-type="float" office:value="0.2682940477255654">
            <text:p>0.2682940477255654</text:p>
          </table:table-cell>
          <table:table-cell office:value-type="float" office:value="0.2652557657864389">
            <text:p>0.2652557657864389</text:p>
          </table:table-cell>
          <table:table-cell office:value-type="float" office:value="0.2569426983318923">
            <text:p>0.2569426983318923</text:p>
          </table:table-cell>
          <table:table-cell office:value-type="float" office:value="0.24566539531603698">
            <text:p>0.24566539531603698</text:p>
          </table:table-cell>
          <table:table-cell office:value-type="float" office:value="0.2283538354853385">
            <text:p>0.2283538354853385</text:p>
          </table:table-cell>
          <table:table-cell office:value-type="float" office:value="0.2028809437634063">
            <text:p>0.2028809437634063</text:p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.1452304537971069">
            <text:p>0.1452304537971069</text:p>
          </table:table-cell>
          <table:table-cell office:value-type="float" office:value="0.13863105999855097">
            <text:p>0.13863105999855097</text:p>
          </table:table-cell>
          <table:table-cell office:value-type="float" office:value="0.13621879082923694">
            <text:p>0.13621879082923694</text:p>
          </table:table-cell>
          <table:table-cell office:value-type="float" office:value="0.13183093434804186">
            <text:p>0.13183093434804186</text:p>
          </table:table-cell>
          <table:table-cell office:value-type="float" office:value="0.1298945751774638">
            <text:p>0.1298945751774638</text:p>
          </table:table-cell>
          <table:table-cell office:value-type="float" office:value="0.1290532913648258">
            <text:p>0.1290532913648258</text:p>
          </table:table-cell>
          <table:table-cell office:value-type="float" office:value="0.1398488467940689">
            <text:p>0.1398488467940689</text:p>
          </table:table-cell>
          <table:table-cell office:value-type="float" office:value="0.16424139904149423">
            <text:p>0.16424139904149423</text:p>
          </table:table-cell>
          <table:table-cell office:value-type="float" office:value="0.18660489747333334">
            <text:p>0.18660489747333334</text:p>
          </table:table-cell>
          <table:table-cell office:value-type="float" office:value="0.19743017911632124">
            <text:p>0.19743017911632124</text:p>
          </table:table-cell>
          <table:table-cell office:value-type="float" office:value="0.20232710064012477">
            <text:p>0.20232710064012477</text:p>
          </table:table-cell>
          <table:table-cell office:value-type="float" office:value="0.2043377608161232">
            <text:p>0.2043377608161232</text:p>
          </table:table-cell>
          <table:table-cell office:value-type="float" office:value="0.20497845806622167">
            <text:p>0.20497845806622167</text:p>
          </table:table-cell>
          <table:table-cell office:value-type="float" office:value="0.20304509185753541">
            <text:p>0.20304509185753541</text:p>
          </table:table-cell>
          <table:table-cell office:value-type="float" office:value="0.20055802769880096">
            <text:p>0.20055802769880096</text:p>
          </table:table-cell>
          <table:table-cell office:value-type="float" office:value="0.19921299643604198">
            <text:p>0.19921299643604198</text:p>
          </table:table-cell>
          <table:table-cell office:value-type="float" office:value="0.20210033292549923">
            <text:p>0.20210033292549923</text:p>
          </table:table-cell>
          <table:table-cell office:value-type="float" office:value="0.21109319544342628">
            <text:p>0.21109319544342628</text:p>
          </table:table-cell>
          <table:table-cell office:value-type="float" office:value="0.21615243429858563">
            <text:p>0.21615243429858563</text:p>
          </table:table-cell>
          <table:table-cell office:value-type="float" office:value="0.21370462733903803">
            <text:p>0.21370462733903803</text:p>
          </table:table-cell>
          <table:table-cell office:value-type="float" office:value="0.20700716318721907">
            <text:p>0.20700716318721907</text:p>
          </table:table-cell>
          <table:table-cell office:value-type="float" office:value="0.19792154790851818">
            <text:p>0.19792154790851818</text:p>
          </table:table-cell>
          <table:table-cell office:value-type="float" office:value="0.1839744036068355">
            <text:p>0.1839744036068355</text:p>
          </table:table-cell>
          <table:table-cell office:value-type="float" office:value="0.16345204166479135">
            <text:p>0.16345204166479135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20128754329162582">
            <text:p>0.20128754329162582</text:p>
          </table:table-cell>
          <table:table-cell office:value-type="float" office:value="0.1950941163341206">
            <text:p>0.1950941163341206</text:p>
          </table:table-cell>
          <table:table-cell office:value-type="float" office:value="0.16819427694426567">
            <text:p>0.16819427694426567</text:p>
          </table:table-cell>
          <table:table-cell office:value-type="float" office:value="0.1617153753181647">
            <text:p>0.1617153753181647</text:p>
          </table:table-cell>
          <table:table-cell office:value-type="float" office:value="0.14378940758575828">
            <text:p>0.14378940758575828</text:p>
          </table:table-cell>
          <table:table-cell office:value-type="float" office:value="0.14877089817680642">
            <text:p>0.14877089817680642</text:p>
          </table:table-cell>
          <table:table-cell office:value-type="float" office:value="0.1735616716389065">
            <text:p>0.1735616716389065</text:p>
          </table:table-cell>
          <table:table-cell office:value-type="float" office:value="0.10269066181587622">
            <text:p>0.10269066181587622</text:p>
          </table:table-cell>
          <table:table-cell office:value-type="float" office:value="0.11119946180694765">
            <text:p>0.11119946180694765</text:p>
          </table:table-cell>
          <table:table-cell office:value-type="float" office:value="0.12239047522592789">
            <text:p>0.12239047522592789</text:p>
          </table:table-cell>
          <table:table-cell office:value-type="float" office:value="0.11538118085086592">
            <text:p>0.11538118085086592</text:p>
          </table:table-cell>
          <table:table-cell office:value-type="float" office:value="0.11554129935964931">
            <text:p>0.11554129935964931</text:p>
          </table:table-cell>
          <table:table-cell office:value-type="float" office:value="0.11938478574485781">
            <text:p>0.11938478574485781</text:p>
          </table:table-cell>
          <table:table-cell office:value-type="float" office:value="0.11934663791050254">
            <text:p>0.11934663791050254</text:p>
          </table:table-cell>
          <table:table-cell office:value-type="float" office:value="0.11623150628062028">
            <text:p>0.11623150628062028</text:p>
          </table:table-cell>
          <table:table-cell office:value-type="float" office:value="0.11924563967827352">
            <text:p>0.11924563967827352</text:p>
          </table:table-cell>
          <table:table-cell office:value-type="float" office:value="0.12256886593613121">
            <text:p>0.12256886593613121</text:p>
          </table:table-cell>
          <table:table-cell office:value-type="float" office:value="0.1361739622008564">
            <text:p>0.1361739622008564</text:p>
          </table:table-cell>
          <table:table-cell office:value-type="float" office:value="0.12670625899070395">
            <text:p>0.12670625899070395</text:p>
          </table:table-cell>
          <table:table-cell office:value-type="float" office:value="0.12452482855832257">
            <text:p>0.12452482855832257</text:p>
          </table:table-cell>
          <table:table-cell office:value-type="float" office:value="0.12708982655184317">
            <text:p>0.12708982655184317</text:p>
          </table:table-cell>
          <table:table-cell office:value-type="float" office:value="0.12132477313685307">
            <text:p>0.12132477313685307</text:p>
          </table:table-cell>
          <table:table-cell office:value-type="float" office:value="0.19039109853958028">
            <text:p>0.19039109853958028</text:p>
          </table:table-cell>
          <table:table-cell office:value-type="float" office:value="0.19386903170739153">
            <text:p>0.19386903170739153</text:p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.18409840033842412">
            <text:p>0.18409840033842412</text:p>
          </table:table-cell>
          <table:table-cell office:value-type="float" office:value="0.178685454559368">
            <text:p>0.178685454559368</text:p>
          </table:table-cell>
          <table:table-cell office:value-type="float" office:value="0.1520759748128088">
            <text:p>0.1520759748128088</text:p>
          </table:table-cell>
          <table:table-cell office:value-type="float" office:value="0.1461164916029367">
            <text:p>0.1461164916029367</text:p>
          </table:table-cell>
          <table:table-cell office:value-type="float" office:value="0.1284228444406916">
            <text:p>0.1284228444406916</text:p>
          </table:table-cell>
          <table:table-cell office:value-type="float" office:value="0.1335026420133073">
            <text:p>0.1335026420133073</text:p>
          </table:table-cell>
          <table:table-cell office:value-type="float" office:value="0.15701365521869656">
            <text:p>0.15701365521869656</text:p>
          </table:table-cell>
          <table:table-cell office:value-type="float" office:value="0.08327714664501847">
            <text:p>0.08327714664501847</text:p>
          </table:table-cell>
          <table:table-cell office:value-type="float" office:value="0.08914368312738474">
            <text:p>0.08914368312738474</text:p>
          </table:table-cell>
          <table:table-cell office:value-type="float" office:value="0.09905422590073189">
            <text:p>0.09905422590073189</text:p>
          </table:table-cell>
          <table:table-cell office:value-type="float" office:value="0.09146818306798563">
            <text:p>0.09146818306798563</text:p>
          </table:table-cell>
          <table:table-cell office:value-type="float" office:value="0.09139086513781154">
            <text:p>0.09139086513781154</text:p>
          </table:table-cell>
          <table:table-cell office:value-type="float" office:value="0.09515791169251074">
            <text:p>0.09515791169251074</text:p>
          </table:table-cell>
          <table:table-cell office:value-type="float" office:value="0.09534804890545322">
            <text:p>0.09534804890545322</text:p>
          </table:table-cell>
          <table:table-cell office:value-type="float" office:value="0.09252721215542266">
            <text:p>0.09252721215542266</text:p>
          </table:table-cell>
          <table:table-cell office:value-type="float" office:value="0.09569953617939739">
            <text:p>0.09569953617939739</text:p>
          </table:table-cell>
          <table:table-cell office:value-type="float" office:value="0.09868116360588818">
            <text:p>0.09868116360588818</text:p>
          </table:table-cell>
          <table:table-cell office:value-type="float" office:value="0.11122165042556491">
            <text:p>0.11122165042556491</text:p>
          </table:table-cell>
          <table:table-cell office:value-type="float" office:value="0.10115853961400978">
            <text:p>0.10115853961400978</text:p>
          </table:table-cell>
          <table:table-cell office:value-type="float" office:value="0.09926657667094338">
            <text:p>0.09926657667094338</text:p>
          </table:table-cell>
          <table:table-cell office:value-type="float" office:value="0.1026218323582349">
            <text:p>0.1026218323582349</text:p>
          </table:table-cell>
          <table:table-cell office:value-type="float" office:value="0.09793072608799697">
            <text:p>0.09793072608799697</text:p>
          </table:table-cell>
          <table:table-cell office:value-type="float" office:value="0.16862960730889312">
            <text:p>0.16862960730889312</text:p>
          </table:table-cell>
          <table:table-cell office:value-type="float" office:value="0.17452994915385783">
            <text:p>0.17452994915385783</text:p>
          </table:table-cell>
        </table:table-row>
      </table:table>
      <table:table table:name="Bus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949992">
            <text:p>6.94999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7.999998">
            <text:p>7.99999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9">
            <text:p>6.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2.86">
            <text:p>12.8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60007">
            <text:p>6.86000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5.329991">
            <text:p>5.32999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5.3">
            <text:p>5.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6.850005">
            <text:p>6.85000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00.0">
            <text:p>100.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Gens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model">
            <text:p>model</text:p>
          </table:table-cell>
          <table:table-cell table:style-name="pd1" office:value-type="string" office:value="startUpCost">
            <text:p>startUpCost</text:p>
          </table:table-cell>
          <table:table-cell table:style-name="pd1" office:value-type="string" office:value="startDownCost">
            <text:p>startDownCost</text:p>
          </table:table-cell>
          <table:table-cell table:style-name="pd1" office:value-type="string" office:value="n">
            <text:p>n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2.0">
            <text:p>2.0</text:p>
          </table:table-cell>
          <table:table-cell office:value-type="float" office:value="0.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3">
            <text:p>3</text:p>
          </table:table-cell>
          <table:table-cell office:value-type="float" office:value="0.0">
            <text:p/>
          </table:table-cell>
          <table:table-cell office:value-type="float" office:value="0.792095">
            <text:p>0.792095</text:p>
          </table:table-cell>
          <table:table-cell office:value-type="float" office:value="0">
            <text:p/>
          </table:table-cell>
        </table:table-row>
      </table:table>
      <table:table table:name="Gen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urtStatus">
            <text:p>CurtStatus</text:p>
          </table:table-cell>
          <table:table-cell table:style-name="pd1" office:value-type="string" office:value="Dgtype">
            <text:p>Dgtype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RES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g">
            <text:p>Pg</text:p>
          </table:table-cell>
          <table:table-cell table:style-name="pd1" office:value-type="string" office:value="Qg">
            <text:p>Qg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Vg">
            <text:p>Vg</text:p>
          </table:table-cell>
          <table:table-cell table:style-name="pd1" office:value-type="string" office:value="mBase">
            <text:p>mBas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Pmax">
            <text:p>Pmax</text:p>
          </table:table-cell>
          <table:table-cell table:style-name="pd1" office:value-type="string" office:value="Pmin">
            <text:p>Pmin</text:p>
          </table:table-cell>
          <table:table-cell table:style-name="pd1" office:value-type="string" office:value="Pc1">
            <text:p>Pc1</text:p>
          </table:table-cell>
          <table:table-cell table:style-name="pd1" office:value-type="string" office:value="Pc2">
            <text:p>Pc2</text:p>
          </table:table-cell>
          <table:table-cell table:style-name="pd1" office:value-type="string" office:value="Qc1min">
            <text:p>Qc1min</text:p>
          </table:table-cell>
          <table:table-cell table:style-name="pd1" office:value-type="string" office:value="Qc1max">
            <text:p>Qc1max</text:p>
          </table:table-cell>
          <table:table-cell table:style-name="pd1" office:value-type="string" office:value="Qc2min">
            <text:p>Qc2min</text:p>
          </table:table-cell>
          <table:table-cell table:style-name="pd1" office:value-type="string" office:value="Qc2max">
            <text:p>Qc2max</text:p>
          </table:table-cell>
          <table:table-cell table:style-name="pd1" office:value-type="string" office:value="ramp_agc">
            <text:p>ramp_agc</text:p>
          </table:table-cell>
          <table:table-cell table:style-name="pd1" office:value-type="string" office:value="ramp_10">
            <text:p>ramp_10</text:p>
          </table:table-cell>
          <table:table-cell table:style-name="pd1" office:value-type="string" office:value="ramp_30">
            <text:p>ramp_30</text:p>
          </table:table-cell>
          <table:table-cell table:style-name="pd1" office:value-type="string" office:value="ramp_q">
            <text:p>ramp_q</text:p>
          </table:table-cell>
          <table:table-cell table:style-name="pd1" office:value-type="string" office:value="apf">
            <text:p>apf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567825">
            <text:p>0.56782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.13565">
            <text:p>1.1356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  <table:table-cell office:value-type="float" office:value="-5">
            <text:p>-5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p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  <table:table-cell office:value-type="float" office:value="1.13565">
            <text:p>1.13565</text:p>
          </table:table-cell>
        </table:table-row>
      </table:table>
      <table:table table:name="qGen_Profiles_Min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  <table:table-cell office:value-type="float" office:value="-50">
            <text:p>-50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qGen_Profiles_Max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  <table:table-cell office:value-type="float" office:value="50.0">
            <text:p>50.0</text:p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7">
            <text:p>27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</table:table-row>
      </table:table>
      <table:table table:name="Storage_cost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c2">
            <text:p>c2</text:p>
          </table:table-cell>
          <table:table-cell table:style-name="pd1" office:value-type="string" office:value="c1">
            <text:p>c1</text:p>
          </table:table-cell>
          <table:table-cell table:style-name="pd1" office:value-type="string" office:value="c0">
            <text:p>c0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2">
            <text:p>2</text:p>
          </table:table-cell>
          <table:table-cell office:value-type="float" office:value="0">
            <text:p/>
          </table:table-cell>
        </table:table-row>
      </table:table>
      <table:table table:name="Storage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Ps">
            <text:p>Ps</text:p>
          </table:table-cell>
          <table:table-cell table:style-name="pd1" office:value-type="string" office:value="Qs">
            <text:p>Qs</text:p>
          </table:table-cell>
          <table:table-cell table:style-name="pd1" office:value-type="string" office:value="energy">
            <text:p>energy</text:p>
          </table:table-cell>
          <table:table-cell table:style-name="pd1" office:value-type="string" office:value="eRat">
            <text:p>eRat</text:p>
          </table:table-cell>
          <table:table-cell table:style-name="pd1" office:value-type="string" office:value="chRat">
            <text:p>chRat</text:p>
          </table:table-cell>
          <table:table-cell table:style-name="pd1" office:value-type="string" office:value="disRat">
            <text:p>disRat</text:p>
          </table:table-cell>
          <table:table-cell table:style-name="pd1" office:value-type="string" office:value="chEff">
            <text:p>chEff</text:p>
          </table:table-cell>
          <table:table-cell table:style-name="pd1" office:value-type="string" office:value="disEff">
            <text:p>disEff</text:p>
          </table:table-cell>
          <table:table-cell table:style-name="pd1" office:value-type="string" office:value="thermalRat">
            <text:p>thermalRat</text:p>
          </table:table-cell>
          <table:table-cell table:style-name="pd1" office:value-type="string" office:value="qmin">
            <text:p>qmin</text:p>
          </table:table-cell>
          <table:table-cell table:style-name="pd1" office:value-type="string" office:value="qmax">
            <text:p>qmax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ploss">
            <text:p>ploss</text:p>
          </table:table-cell>
          <table:table-cell table:style-name="pd1" office:value-type="string" office:value="qloss">
            <text:p>qloss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soc_0">
            <text:p>soc_0</text:p>
          </table:table-cell>
          <table:table-cell table:style-name="pd1" office:value-type="string" office:value="socMin">
            <text:p>socMin</text:p>
          </table:table-cell>
          <table:table-cell table:style-name="pd1" office:value-type="string" office:value="socMax">
            <text:p>socMax</text:p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0.9514">
            <text:p>0.9514</text:p>
          </table:table-cell>
          <table:table-cell office:value-type="float" office:value="0.4757">
            <text:p>0.4757</text:p>
          </table:table-cell>
          <table:table-cell office:value-type="float" office:value="0.4757">
            <text:p>0.475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float" office:value="10">
            <text:p>10</text:p>
          </table:table-cell>
          <table:table-cell office:value-type="float" office:value="-0.5">
            <text:p>-0.5</text:p>
          </table:table-cell>
          <table:table-cell office:value-type="float" office:value="0.7">
            <text:p>0.7</text:p>
          </table:table-cell>
          <table:table-cell office:value-type="float" office:value="0">
            <text:p/>
          </table:table-cell>
          <table:table-cell office:value-type="float" office:value="0.01">
            <text:p>0.0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.5">
            <text:p>0.5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</table:table-row>
      </table:table>
      <table:table table:name="Lines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Buses_OLTC_Addt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Vm">
            <text:p>Vm</text:p>
          </table:table-cell>
          <table:table-cell table:style-name="pd1" office:value-type="string" office:value="Va">
            <text:p>Va</text:p>
          </table:table-cell>
          <table:table-cell table:style-name="pd1" office:value-type="string" office:value="baseKV">
            <text:p>baseKV</text:p>
          </table:table-cell>
          <table:table-cell table:style-name="pd1" office:value-type="string" office:value="zone">
            <text:p>zone</text:p>
          </table:table-cell>
          <table:table-cell table:style-name="pd1" office:value-type="string" office:value="Vmax">
            <text:p>Vmax</text:p>
          </table:table-cell>
          <table:table-cell table:style-name="pd1" office:value-type="string" office:value="Vmin">
            <text:p>Vmin</text:p>
          </table:table-cell>
          <table:table-cell table:style-name="pd1" office:value-type="string" office:value="hasGEN">
            <text:p>hasGEN</text:p>
          </table:table-cell>
          <table:table-cell table:style-name="pd1" office:value-type="string" office:value="isLOAD">
            <text:p>isLOAD</text:p>
          </table:table-cell>
          <table:table-cell table:style-name="pd1" office:value-type="string" office:value="SNOM_MVA">
            <text:p>SNOM_MVA</text:p>
          </table:table-cell>
          <table:table-cell table:style-name="pd1" office:value-type="string" office:value="SX">
            <text:p>SX</text:p>
          </table:table-cell>
          <table:table-cell table:style-name="pd1" office:value-type="string" office:value="SY">
            <text:p>SY</text:p>
          </table:table-cell>
          <table:table-cell table:style-name="pd1" office:value-type="string" office:value="GX">
            <text:p>GX</text:p>
          </table:table-cell>
          <table:table-cell table:style-name="pd1" office:value-type="string" office:value="GY">
            <text:p>GY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1.06">
            <text:p>1.06</text:p>
          </table:table-cell>
          <table:table-cell office:value-type="float" office:value="0.94">
            <text:p>0.94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</table:table-row>
      </table:table>
      <table:table table:name="Lines_OLTC_Addt">
        <table:table-row>
          <table:table-cell table:style-name="pd1" office:value-type="string" office:value="fbus">
            <text:p>fbus</text:p>
          </table:table-cell>
          <table:table-cell table:style-name="pd1" office:value-type="string" office:value="tbus">
            <text:p>tbus</text:p>
          </table:table-cell>
          <table:table-cell table:style-name="pd1" office:value-type="string" office:value="r">
            <text:p>r</text:p>
          </table:table-cell>
          <table:table-cell table:style-name="pd1" office:value-type="string" office:value="x">
            <text:p>x</text:p>
          </table:table-cell>
          <table:table-cell table:style-name="pd1" office:value-type="string" office:value="b">
            <text:p>b</text:p>
          </table:table-cell>
          <table:table-cell table:style-name="pd1" office:value-type="string" office:value="rateA">
            <text:p>rateA</text:p>
          </table:table-cell>
          <table:table-cell table:style-name="pd1" office:value-type="string" office:value="rateB">
            <text:p>rateB</text:p>
          </table:table-cell>
          <table:table-cell table:style-name="pd1" office:value-type="string" office:value="rateC">
            <text:p>rateC</text:p>
          </table:table-cell>
          <table:table-cell table:style-name="pd1" office:value-type="string" office:value="ratio">
            <text:p>ratio</text:p>
          </table:table-cell>
          <table:table-cell table:style-name="pd1" office:value-type="string" office:value="angle">
            <text:p>angle</text:p>
          </table:table-cell>
          <table:table-cell table:style-name="pd1" office:value-type="string" office:value="status">
            <text:p>status</text:p>
          </table:table-cell>
          <table:table-cell table:style-name="pd1" office:value-type="string" office:value="angmin">
            <text:p>angmin</text:p>
          </table:table-cell>
          <table:table-cell table:style-name="pd1" office:value-type="string" office:value="angmax">
            <text:p>angmax</text:p>
          </table:table-cell>
          <table:table-cell table:style-name="pd1" office:value-type="string" office:value="step_size">
            <text:p>step_size</text:p>
          </table:table-cell>
          <table:table-cell table:style-name="pd1" office:value-type="string" office:value="actTap">
            <text:p>actTap</text:p>
          </table:table-cell>
          <table:table-cell table:style-name="pd1" office:value-type="string" office:value="minTap">
            <text:p>minTap</text:p>
          </table:table-cell>
          <table:table-cell table:style-name="pd1" office:value-type="string" office:value="maxTap">
            <text:p>maxTap</text:p>
          </table:table-cell>
          <table:table-cell table:style-name="pd1" office:value-type="string" office:value="normalTap">
            <text:p>normalTap</text:p>
          </table:table-cell>
          <table:table-cell table:style-name="pd1" office:value-type="string" office:value="nominalRatio">
            <text:p>nominalRatio</text:p>
          </table:table-cell>
          <table:table-cell table:style-name="pd1" office:value-type="string" office:value="r_ip">
            <text:p>r_ip</text:p>
          </table:table-cell>
          <table:table-cell table:style-name="pd1" office:value-type="string" office:value="r_n">
            <text:p>r_n</text:p>
          </table:table-cell>
          <table:table-cell table:style-name="pd1" office:value-type="string" office:value="r0">
            <text:p>r0</text:p>
          </table:table-cell>
          <table:table-cell table:style-name="pd1" office:value-type="string" office:value="x0">
            <text:p>x0</text:p>
          </table:table-cell>
          <table:table-cell table:style-name="pd1" office:value-type="string" office:value="b0">
            <text:p>b0</text:p>
          </table:table-cell>
          <table:table-cell table:style-name="pd1" office:value-type="string" office:value="length (meter)">
            <text:p>length (meter)</text:p>
          </table:table-cell>
          <table:table-cell table:style-name="pd1" office:value-type="string" office:value="NormSTAT">
            <text:p>NormSTAT</text:p>
          </table:table-cell>
          <table:table-cell table:style-name="pd1" office:value-type="string" office:value="g">
            <text:p>g</text:p>
          </table:table-cell>
          <table:table-cell table:style-name="pd1" office:value-type="string" office:value="minTapratio">
            <text:p>minTapratio</text:p>
          </table:table-cell>
          <table:table-cell table:style-name="pd1" office:value-type="string" office:value="maxTapratio">
            <text:p>maxTapratio</text:p>
          </table:table-cell>
          <table:table-cell table:style-name="pd1" office:value-type="string" office:value="status_oltc_flex">
            <text:p>status_oltc_flex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office:value-type="float" office:value="0.00018208">
            <text:p>0.00018208</text:p>
          </table:table-cell>
          <table:table-cell office:value-type="float" office:value="0.0047384">
            <text:p>0.0047384</text:p>
          </table:table-cell>
          <table:table-cell office:value-type="float" office:value="0">
            <text:p/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-30">
            <text:p>-30</text:p>
          </table:table-cell>
          <table:table-cell office:value-type="float" office:value="30">
            <text:p>30</text:p>
          </table:table-cell>
          <table:table-cell office:value-type="float" office:value="0.01">
            <text:p>0.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0">
            <text:p/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/>
          </table:table-cell>
          <table:table-cell office:value-type="float" office:value="0.96">
            <text:p>0.96</text:p>
          </table:table-cell>
          <table:table-cell office:value-type="float" office:value="1.04">
            <text:p>1.04</text:p>
          </table:table-cell>
          <table:table-cell office:value-type="float" office:value="1">
            <text:p>1</text:p>
          </table:table-cell>
        </table:table-row>
      </table:table>
      <table:table table:name="Profile_Slack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  <table:table table:name="Profile_oltc_ratio">
        <table:table-row>
          <table:table-cell table:style-name="pd1" office:value-type="string" office:value="bus_i">
            <text:p>bus_i</text:p>
          </table:table-cell>
          <table:table-cell table:style-name="pd1" office:value-type="string" office:value="t1">
            <text:p>t1</text:p>
          </table:table-cell>
          <table:table-cell table:style-name="pd1" office:value-type="string" office:value="t2">
            <text:p>t2</text:p>
          </table:table-cell>
          <table:table-cell table:style-name="pd1" office:value-type="string" office:value="t3">
            <text:p>t3</text:p>
          </table:table-cell>
          <table:table-cell table:style-name="pd1" office:value-type="string" office:value="t4">
            <text:p>t4</text:p>
          </table:table-cell>
          <table:table-cell table:style-name="pd1" office:value-type="string" office:value="t5">
            <text:p>t5</text:p>
          </table:table-cell>
          <table:table-cell table:style-name="pd1" office:value-type="string" office:value="t6">
            <text:p>t6</text:p>
          </table:table-cell>
          <table:table-cell table:style-name="pd1" office:value-type="string" office:value="t7">
            <text:p>t7</text:p>
          </table:table-cell>
          <table:table-cell table:style-name="pd1" office:value-type="string" office:value="t8">
            <text:p>t8</text:p>
          </table:table-cell>
          <table:table-cell table:style-name="pd1" office:value-type="string" office:value="t9">
            <text:p>t9</text:p>
          </table:table-cell>
          <table:table-cell table:style-name="pd1" office:value-type="string" office:value="t10">
            <text:p>t10</text:p>
          </table:table-cell>
          <table:table-cell table:style-name="pd1" office:value-type="string" office:value="t11">
            <text:p>t11</text:p>
          </table:table-cell>
          <table:table-cell table:style-name="pd1" office:value-type="string" office:value="t12">
            <text:p>t12</text:p>
          </table:table-cell>
          <table:table-cell table:style-name="pd1" office:value-type="string" office:value="t13">
            <text:p>t13</text:p>
          </table:table-cell>
          <table:table-cell table:style-name="pd1" office:value-type="string" office:value="t14">
            <text:p>t14</text:p>
          </table:table-cell>
          <table:table-cell table:style-name="pd1" office:value-type="string" office:value="t15">
            <text:p>t15</text:p>
          </table:table-cell>
          <table:table-cell table:style-name="pd1" office:value-type="string" office:value="t16">
            <text:p>t16</text:p>
          </table:table-cell>
          <table:table-cell table:style-name="pd1" office:value-type="string" office:value="t17">
            <text:p>t17</text:p>
          </table:table-cell>
          <table:table-cell table:style-name="pd1" office:value-type="string" office:value="t18">
            <text:p>t18</text:p>
          </table:table-cell>
          <table:table-cell table:style-name="pd1" office:value-type="string" office:value="t19">
            <text:p>t19</text:p>
          </table:table-cell>
          <table:table-cell table:style-name="pd1" office:value-type="string" office:value="t20">
            <text:p>t20</text:p>
          </table:table-cell>
          <table:table-cell table:style-name="pd1" office:value-type="string" office:value="t21">
            <text:p>t21</text:p>
          </table:table-cell>
          <table:table-cell table:style-name="pd1" office:value-type="string" office:value="t22">
            <text:p>t22</text:p>
          </table:table-cell>
          <table:table-cell table:style-name="pd1" office:value-type="string" office:value="t23">
            <text:p>t23</text:p>
          </table:table-cell>
          <table:table-cell table:style-name="pd1" office:value-type="string" office:value="t24">
            <text:p>t24</text:p>
          </table:table-cell>
          <table:table-cell table:style-name="pd1" office:value-type="string" office:value="t25">
            <text:p>t25</text:p>
          </table:table-cell>
          <table:table-cell table:style-name="pd1" office:value-type="string" office:value="t26">
            <text:p>t26</text:p>
          </table:table-cell>
          <table:table-cell table:style-name="pd1" office:value-type="string" office:value="t27">
            <text:p>t27</text:p>
          </table:table-cell>
          <table:table-cell table:style-name="pd1" office:value-type="string" office:value="t28">
            <text:p>t28</text:p>
          </table:table-cell>
          <table:table-cell table:style-name="pd1" office:value-type="string" office:value="t29">
            <text:p>t29</text:p>
          </table:table-cell>
          <table:table-cell table:style-name="pd1" office:value-type="string" office:value="t30">
            <text:p>t30</text:p>
          </table:table-cell>
          <table:table-cell table:style-name="pd1" office:value-type="string" office:value="t31">
            <text:p>t31</text:p>
          </table:table-cell>
          <table:table-cell table:style-name="pd1" office:value-type="string" office:value="t32">
            <text:p>t32</text:p>
          </table:table-cell>
          <table:table-cell table:style-name="pd1" office:value-type="string" office:value="t33">
            <text:p>t33</text:p>
          </table:table-cell>
          <table:table-cell table:style-name="pd1" office:value-type="string" office:value="t34">
            <text:p>t34</text:p>
          </table:table-cell>
          <table:table-cell table:style-name="pd1" office:value-type="string" office:value="t35">
            <text:p>t35</text:p>
          </table:table-cell>
          <table:table-cell table:style-name="pd1" office:value-type="string" office:value="t36">
            <text:p>t36</text:p>
          </table:table-cell>
          <table:table-cell table:style-name="pd1" office:value-type="string" office:value="t37">
            <text:p>t37</text:p>
          </table:table-cell>
          <table:table-cell table:style-name="pd1" office:value-type="string" office:value="t38">
            <text:p>t38</text:p>
          </table:table-cell>
          <table:table-cell table:style-name="pd1" office:value-type="string" office:value="t39">
            <text:p>t39</text:p>
          </table:table-cell>
          <table:table-cell table:style-name="pd1" office:value-type="string" office:value="t40">
            <text:p>t40</text:p>
          </table:table-cell>
          <table:table-cell table:style-name="pd1" office:value-type="string" office:value="t41">
            <text:p>t41</text:p>
          </table:table-cell>
          <table:table-cell table:style-name="pd1" office:value-type="string" office:value="t42">
            <text:p>t42</text:p>
          </table:table-cell>
          <table:table-cell table:style-name="pd1" office:value-type="string" office:value="t43">
            <text:p>t43</text:p>
          </table:table-cell>
          <table:table-cell table:style-name="pd1" office:value-type="string" office:value="t44">
            <text:p>t44</text:p>
          </table:table-cell>
          <table:table-cell table:style-name="pd1" office:value-type="string" office:value="t45">
            <text:p>t45</text:p>
          </table:table-cell>
          <table:table-cell table:style-name="pd1" office:value-type="string" office:value="t46">
            <text:p>t46</text:p>
          </table:table-cell>
          <table:table-cell table:style-name="pd1" office:value-type="string" office:value="t47">
            <text:p>t47</text:p>
          </table:table-cell>
          <table:table-cell table:style-name="pd1" office:value-type="string" office:value="t48">
            <text:p>t48</text:p>
          </table:table-cell>
          <table:table-cell table:style-name="pd1" office:value-type="string" office:value="t49">
            <text:p>t49</text:p>
          </table:table-cell>
          <table:table-cell table:style-name="pd1" office:value-type="string" office:value="t50">
            <text:p>t50</text:p>
          </table:table-cell>
          <table:table-cell table:style-name="pd1" office:value-type="string" office:value="t51">
            <text:p>t51</text:p>
          </table:table-cell>
          <table:table-cell table:style-name="pd1" office:value-type="string" office:value="t52">
            <text:p>t52</text:p>
          </table:table-cell>
          <table:table-cell table:style-name="pd1" office:value-type="string" office:value="t53">
            <text:p>t53</text:p>
          </table:table-cell>
          <table:table-cell table:style-name="pd1" office:value-type="string" office:value="t54">
            <text:p>t54</text:p>
          </table:table-cell>
          <table:table-cell table:style-name="pd1" office:value-type="string" office:value="t55">
            <text:p>t55</text:p>
          </table:table-cell>
          <table:table-cell table:style-name="pd1" office:value-type="string" office:value="t56">
            <text:p>t56</text:p>
          </table:table-cell>
          <table:table-cell table:style-name="pd1" office:value-type="string" office:value="t57">
            <text:p>t57</text:p>
          </table:table-cell>
          <table:table-cell table:style-name="pd1" office:value-type="string" office:value="t58">
            <text:p>t58</text:p>
          </table:table-cell>
          <table:table-cell table:style-name="pd1" office:value-type="string" office:value="t59">
            <text:p>t59</text:p>
          </table:table-cell>
          <table:table-cell table:style-name="pd1" office:value-type="string" office:value="t60">
            <text:p>t60</text:p>
          </table:table-cell>
          <table:table-cell table:style-name="pd1" office:value-type="string" office:value="t61">
            <text:p>t61</text:p>
          </table:table-cell>
          <table:table-cell table:style-name="pd1" office:value-type="string" office:value="t62">
            <text:p>t62</text:p>
          </table:table-cell>
          <table:table-cell table:style-name="pd1" office:value-type="string" office:value="t63">
            <text:p>t63</text:p>
          </table:table-cell>
          <table:table-cell table:style-name="pd1" office:value-type="string" office:value="t64">
            <text:p>t64</text:p>
          </table:table-cell>
          <table:table-cell table:style-name="pd1" office:value-type="string" office:value="t65">
            <text:p>t65</text:p>
          </table:table-cell>
          <table:table-cell table:style-name="pd1" office:value-type="string" office:value="t66">
            <text:p>t66</text:p>
          </table:table-cell>
          <table:table-cell table:style-name="pd1" office:value-type="string" office:value="t67">
            <text:p>t67</text:p>
          </table:table-cell>
          <table:table-cell table:style-name="pd1" office:value-type="string" office:value="t68">
            <text:p>t68</text:p>
          </table:table-cell>
          <table:table-cell table:style-name="pd1" office:value-type="string" office:value="t69">
            <text:p>t69</text:p>
          </table:table-cell>
          <table:table-cell table:style-name="pd1" office:value-type="string" office:value="t70">
            <text:p>t70</text:p>
          </table:table-cell>
          <table:table-cell table:style-name="pd1" office:value-type="string" office:value="t71">
            <text:p>t71</text:p>
          </table:table-cell>
          <table:table-cell table:style-name="pd1" office:value-type="string" office:value="t72">
            <text:p>t72</text:p>
          </table:table-cell>
          <table:table-cell table:style-name="pd1" office:value-type="string" office:value="t73">
            <text:p>t73</text:p>
          </table:table-cell>
          <table:table-cell table:style-name="pd1" office:value-type="string" office:value="t74">
            <text:p>t74</text:p>
          </table:table-cell>
          <table:table-cell table:style-name="pd1" office:value-type="string" office:value="t75">
            <text:p>t75</text:p>
          </table:table-cell>
          <table:table-cell table:style-name="pd1" office:value-type="string" office:value="t76">
            <text:p>t76</text:p>
          </table:table-cell>
          <table:table-cell table:style-name="pd1" office:value-type="string" office:value="t77">
            <text:p>t77</text:p>
          </table:table-cell>
          <table:table-cell table:style-name="pd1" office:value-type="string" office:value="t78">
            <text:p>t78</text:p>
          </table:table-cell>
          <table:table-cell table:style-name="pd1" office:value-type="string" office:value="t79">
            <text:p>t79</text:p>
          </table:table-cell>
          <table:table-cell table:style-name="pd1" office:value-type="string" office:value="t80">
            <text:p>t80</text:p>
          </table:table-cell>
          <table:table-cell table:style-name="pd1" office:value-type="string" office:value="t81">
            <text:p>t81</text:p>
          </table:table-cell>
          <table:table-cell table:style-name="pd1" office:value-type="string" office:value="t82">
            <text:p>t82</text:p>
          </table:table-cell>
          <table:table-cell table:style-name="pd1" office:value-type="string" office:value="t83">
            <text:p>t83</text:p>
          </table:table-cell>
          <table:table-cell table:style-name="pd1" office:value-type="string" office:value="t84">
            <text:p>t84</text:p>
          </table:table-cell>
          <table:table-cell table:style-name="pd1" office:value-type="string" office:value="t85">
            <text:p>t85</text:p>
          </table:table-cell>
          <table:table-cell table:style-name="pd1" office:value-type="string" office:value="t86">
            <text:p>t86</text:p>
          </table:table-cell>
          <table:table-cell table:style-name="pd1" office:value-type="string" office:value="t87">
            <text:p>t87</text:p>
          </table:table-cell>
          <table:table-cell table:style-name="pd1" office:value-type="string" office:value="t88">
            <text:p>t88</text:p>
          </table:table-cell>
          <table:table-cell table:style-name="pd1" office:value-type="string" office:value="t89">
            <text:p>t89</text:p>
          </table:table-cell>
          <table:table-cell table:style-name="pd1" office:value-type="string" office:value="t90">
            <text:p>t90</text:p>
          </table:table-cell>
          <table:table-cell table:style-name="pd1" office:value-type="string" office:value="t91">
            <text:p>t91</text:p>
          </table:table-cell>
          <table:table-cell table:style-name="pd1" office:value-type="string" office:value="t92">
            <text:p>t92</text:p>
          </table:table-cell>
          <table:table-cell table:style-name="pd1" office:value-type="string" office:value="t93">
            <text:p>t93</text:p>
          </table:table-cell>
          <table:table-cell table:style-name="pd1" office:value-type="string" office:value="t94">
            <text:p>t94</text:p>
          </table:table-cell>
          <table:table-cell table:style-name="pd1" office:value-type="string" office:value="t95">
            <text:p>t95</text:p>
          </table:table-cell>
          <table:table-cell table:style-name="pd1" office:value-type="string" office:value="t96">
            <text:p>t96</text:p>
          </table:table-cell>
        </table:table-row>
        <table:table-row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draw="urn:oasis:names:tc:opendocument:xmlns:drawing:1.0" xmlns:svg="urn:oasis:names:tc:opendocument:xmlns:svg-compatible:1.0" xmlns:of="urn:oasis:names:tc:opendocument:xmlns:of:1.2" xmlns:number="urn:oasis:names:tc:opendocument:xmlns:datasty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